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style:text-properties fo:font-size="12pt"/>
    </style:style>
    <style:style style:name="P15" style:family="paragraph">
      <style:text-properties fo:font-size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nerg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av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line draw:style-name="gr10" draw:text-style-name="P1" draw:layer="layout" svg:x1="14.25cm" svg:y1="4.5cm" svg:x2="15.5cm" svg:y2="4.5cm">
          <text:p/>
        </draw:line>
        <draw:frame draw:style-name="gr12" draw:text-style-name="P6" draw:layer="layout" svg:width="1.399cm" svg:height="0.569cm" svg:x="14.101cm" svg:y="3.931cm">
          <draw:text-box>
            <text:p><text:span text:style-name="T4">Energy</text:span></text:p>
          </draw:text-box>
        </draw:frame>
        <draw:line draw:style-name="gr9" draw:text-style-name="P1" draw:layer="layout" svg:x1="15.5cm" svg:y1="7cm" svg:x2="14.25cm" svg:y2="7cm">
          <text:p/>
        </draw:line>
        <draw:frame draw:style-name="gr11" draw:text-style-name="P2" draw:layer="layout" svg:width="1.217cm" svg:height="0.569cm" svg:x="14.283cm" svg:y="7cm">
          <draw:text-box>
            <text:p><text:span text:style-name="T1">Wave</text:span></text:p>
          </draw:text-box>
        </draw:frame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line draw:style-name="gr10" draw:text-style-name="P1" draw:layer="layout" svg:x1="6.274cm" svg:y1="13.25cm" svg:x2="7.524cm" svg:y2="13.25cm">
          <text:p/>
        </draw:line>
        <draw:frame draw:style-name="gr12" draw:text-style-name="P6" draw:layer="layout" svg:width="1.399cm" svg:height="0.569cm" svg:x="6.125cm" svg:y="12.681cm">
          <draw:text-box>
            <text:p><text:span text:style-name="T4">Energy</text:span></text:p>
          </draw:text-box>
        </draw:frame>
        <draw:line draw:style-name="gr9" draw:text-style-name="P1" draw:layer="layout" svg:x1="7.5cm" svg:y1="15.75cm" svg:x2="6.25cm" svg:y2="15.75cm">
          <text:p/>
        </draw:line>
        <draw:frame draw:style-name="gr11" draw:text-style-name="P2" draw:layer="layout" svg:width="1.217cm" svg:height="0.569cm" svg:x="6.283cm" svg:y="15.75cm">
          <draw:text-box>
            <text:p><text:span text:style-name="T1">Wave</text:span></text:p>
          </draw:text-box>
        </draw:frame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g>
          <draw:line draw:style-name="gr10" draw:text-style-name="P1" draw:layer="layout" svg:x1="10.5cm" svg:y1="22.25cm" svg:x2="9.25cm" svg:y2="22.25cm">
            <text:p/>
          </draw:line>
          <draw:frame draw:style-name="gr12" draw:text-style-name="P6" draw:layer="layout" svg:width="1.399cm" svg:height="0.569cm" svg:x="9.351cm" svg:y="21.681cm">
            <draw:text-box>
              <text:p><text:span text:style-name="T4">Energy</text:span></text:p>
            </draw:text-box>
          </draw:frame>
        </draw:g>
        <draw:line draw:style-name="gr9" draw:text-style-name="P1" draw:layer="layout" svg:x1="9.25cm" svg:y1="24.75cm" svg:x2="10.5cm" svg:y2="24.75cm">
          <text:p/>
        </draw:line>
        <draw:frame draw:style-name="gr11" draw:text-style-name="P2" draw:layer="layout" svg:width="1.217cm" svg:height="0.569cm" svg:x="9.033cm" svg:y="24.75cm">
          <draw:text-box>
            <text:p><text:span text:style-name="T1">Wave</text:span></text:p>
          </draw:text-box>
        </draw:frame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line draw:style-name="gr10" draw:text-style-name="P1" draw:layer="layout" svg:x1="17.5cm" svg:y1="4.5cm" svg:x2="16.25cm" svg:y2="4.5cm">
          <text:p/>
        </draw:line>
        <draw:frame draw:style-name="gr12" draw:text-style-name="P6" draw:layer="layout" svg:width="1.399cm" svg:height="0.569cm" svg:x="16.351cm" svg:y="3.931cm">
          <draw:text-box>
            <text:p><text:span text:style-name="T4">Energy</text:span></text:p>
          </draw:text-box>
        </draw:frame>
        <draw:line draw:style-name="gr9" draw:text-style-name="P1" draw:layer="layout" svg:x1="16.25cm" svg:y1="7cm" svg:x2="17.5cm" svg:y2="7cm">
          <text:p/>
        </draw:line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line draw:style-name="gr10" draw:text-style-name="P1" draw:layer="layout" svg:x1="15.25cm" svg:y1="12.5cm" svg:x2="14cm" svg:y2="12.5cm">
          <text:p/>
        </draw:line>
        <draw:frame draw:style-name="gr12" draw:text-style-name="P6" draw:layer="layout" svg:width="1.399cm" svg:height="0.569cm" svg:x="14.101cm" svg:y="11.931cm">
          <draw:text-box>
            <text:p><text:span text:style-name="T4">Energy</text:span></text:p>
          </draw:text-box>
        </draw:frame>
        <draw:line draw:style-name="gr9" draw:text-style-name="P1" draw:layer="layout" svg:x1="15.25cm" svg:y1="15cm" svg:x2="14cm" svg:y2="15cm">
          <text:p/>
        </draw:line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1" draw:text-style-name="P2" draw:layer="layout" svg:width="1.217cm" svg:height="0.569cm" svg:x="16.25cm" svg:y="7.056cm">
          <draw:text-box>
            <text:p><text:span text:style-name="T1">Wave</text:span></text:p>
          </draw:text-box>
        </draw:frame>
        <draw:frame draw:style-name="gr11" draw:text-style-name="P2" draw:layer="layout" svg:width="1.217cm" svg:height="0.569cm" svg:x="14cm" svg:y="15.056cm">
          <draw:text-box>
            <text:p><text:span text:style-name="T1">Wave</text:span></text:p>
          </draw:text-box>
        </draw:frame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74cm" svg:y1="12.5cm" svg:x2="10.024cm" svg:y2="12.5cm">
          <text:p/>
        </draw:line>
        <draw:g>
          <draw:line draw:style-name="gr9" draw:text-style-name="P1" draw:layer="layout" svg:x1="8.75cm" svg:y1="16cm" svg:x2="10cm" svg:y2="16cm">
            <text:p/>
          </draw:line>
          <draw:frame draw:style-name="gr11" draw:text-style-name="P2" draw:layer="layout" svg:width="1.217cm" svg:height="0.569cm" svg:x="8.613cm" svg:y="16cm">
            <draw:text-box>
              <text:p><text:span text:style-name="T1">Wave</text:span></text:p>
            </draw:text-box>
          </draw:frame>
        </draw:g>
        <draw:frame draw:style-name="gr12" draw:text-style-name="P6" draw:layer="layout" svg:width="1.399cm" svg:height="0.569cm" svg:x="8.625cm" svg:y="11.9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5cm" svg:y1="21.25cm" svg:x2="17.75cm" svg:y2="21.25cm">
          <text:p/>
        </draw:line>
        <draw:frame draw:style-name="gr12" draw:text-style-name="P6" draw:layer="layout" svg:width="1.399cm" svg:height="0.569cm" svg:x="16.351cm" svg:y="20.681cm">
          <draw:text-box>
            <text:p><text:span text:style-name="T4">Energy</text:span></text:p>
          </draw:text-box>
        </draw:frame>
        <draw:line draw:style-name="gr9" draw:text-style-name="P1" draw:layer="layout" svg:x1="16.512cm" svg:y1="24.75cm" svg:x2="17.762cm" svg:y2="24.75cm">
          <text:p/>
        </draw:line>
        <draw:frame draw:style-name="gr11" draw:text-style-name="P2" draw:layer="layout" svg:width="1.217cm" svg:height="0.569cm" svg:x="16.375cm" svg:y="24.75cm">
          <draw:text-box>
            <text:p><text:span text:style-name="T1">Wave</text:span></text:p>
          </draw:text-box>
        </draw:frame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line draw:style-name="gr4" draw:text-style-name="P8" draw:layer="layout" svg:x1="16.25cm" svg:y1="22.25cm" svg:x2="16.25cm" svg:y2="23.75cm">
          <text:p/>
        </draw:line>
        <draw:g>
          <draw:ellipse draw:style-name="gr15" draw:text-style-name="P11" draw:layer="layout" svg:width="0.75cm" svg:height="1cm" svg:x="15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24.5cm)" draw:kind="arc" draw:start-angle="228.8" draw:end-angle="129.47">
            <text:p/>
          </draw:ellipse>
        </draw:g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1" draw:text-style-name="P2" draw:layer="layout" svg:width="1.217cm" svg:height="0.569cm" svg:x="14.53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10" draw:text-style-name="P1" draw:layer="layout" svg:x1="6.274cm" svg:y1="12.75cm" svg:x2="7.524cm" svg:y2="12.75cm">
            <text:p/>
          </draw:line>
          <draw:frame draw:style-name="gr12" draw:text-style-name="P6" draw:layer="layout" svg:width="1.399cm" svg:height="0.569cm" svg:x="6.125cm" svg:y="12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7.5cm" svg:y1="16.25cm" svg:x2="6.25cm" svg:y2="16.25cm">
            <text:p/>
          </draw:line>
          <draw:frame draw:style-name="gr11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1" draw:text-style-name="P2" draw:layer="layout" svg:width="1.217cm" svg:height="0.569cm" svg:x="9.28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0" draw:text-style-name="P1" draw:layer="layout" svg:x1="14.524cm" svg:y1="4cm" svg:x2="15.774cm" svg:y2="4cm">
            <text:p/>
          </draw:line>
          <draw:frame draw:style-name="gr12" draw:text-style-name="P6" draw:layer="layout" svg:width="1.399cm" svg:height="0.569cm" svg:x="14.375cm" svg:y="3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0" draw:text-style-name="P1" draw:layer="layout" svg:x1="9.507cm" svg:y1="21.75cm" svg:x2="10.757cm" svg:y2="21.75cm">
            <text:p/>
          </draw:line>
          <draw:frame draw:style-name="gr12" draw:text-style-name="P6" draw:layer="layout" svg:width="1.399cm" svg:height="0.569cm" svg:x="9.358cm" svg:y="21.181cm">
            <draw:text-box>
              <text:p><text:span text:style-name="T4">Energ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  <draw:ellipse draw:style-name="gr8" draw:text-style-name="P11" draw:layer="layout" svg:width="0.75cm" svg:height="1cm" svg:x="4.375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5cm 25cm)" draw:kind="arc" draw:start-angle="228.8" draw:end-angle="129.47">
          <text:p/>
        </draw:ellipse>
        <draw:ellipse draw:style-name="gr8" draw:text-style-name="P11" draw:layer="layout" svg:width="0.75cm" svg:height="1cm" svg:x="4.122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128cm 25cm)" draw:kind="arc" draw:start-angle="228.8" draw:end-angle="129.47">
          <text:p/>
        </draw:ellips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</draw:page>
      <draw:page draw:name="page6" draw:style-name="dp1" draw:master-page-name="Default">
        <draw:line draw:style-name="gr4" draw:text-style-name="P8" draw:layer="layout" svg:x1="16.75cm" svg:y1="5.5cm" svg:x2="16.75cm" svg:y2="7cm">
          <text:p/>
        </draw:line>
        <draw:line draw:style-name="gr2" draw:text-style-name="P8" draw:layer="layout" svg:x1="3.661cm" svg:y1="5.24cm" svg:x2="4.161cm" svg:y2="5.24cm">
          <text:p/>
        </draw:line>
        <draw:line draw:style-name="gr2" draw:text-style-name="P8" draw:layer="layout" svg:x1="3.625cm" svg:y1="7.25cm" svg:x2="4.125cm" svg:y2="7.25cm">
          <text:p/>
        </draw:line>
        <draw:line draw:style-name="gr2" draw:text-style-name="P8" draw:layer="layout" svg:x1="6.036cm" svg:y1="3.475cm" svg:x2="6.036cm" svg:y2="8.975cm">
          <text:p/>
        </draw:line>
        <draw:line draw:style-name="gr2" draw:text-style-name="P8" draw:layer="layout" svg:x1="6cm" svg:y1="5.25cm" svg:x2="17cm" svg:y2="5.25cm">
          <text:p/>
        </draw:line>
        <draw:line draw:style-name="gr2" draw:text-style-name="P8" draw:layer="layout" svg:x1="6cm" svg:y1="7.25cm" svg:x2="17cm" svg:y2="7.25cm">
          <text:p/>
        </draw:line>
        <draw:line draw:style-name="gr4" draw:text-style-name="P8" draw:layer="layout" svg:x1="5.786cm" svg:y1="5.475cm" svg:x2="5.786cm" svg:y2="6.975cm">
          <text:p/>
        </draw:line>
        <draw:line draw:style-name="gr4" draw:text-style-name="P8" draw:layer="layout" svg:x1="5.286cm" svg:y1="5.475cm" svg:x2="5.286cm" svg:y2="6.975cm">
          <text:p/>
        </draw:line>
        <draw:line draw:style-name="gr4" draw:text-style-name="P8" draw:layer="layout" svg:x1="4.786cm" svg:y1="5.475cm" svg:x2="4.786cm" svg:y2="6.975cm">
          <text:p/>
        </draw:line>
        <draw:line draw:style-name="gr4" draw:text-style-name="P8" draw:layer="layout" svg:x1="4.286cm" svg:y1="5.475cm" svg:x2="4.286cm" svg:y2="6.975cm">
          <text:p/>
        </draw:line>
        <draw:line draw:style-name="gr4" draw:text-style-name="P8" draw:layer="layout" svg:x1="3.786cm" svg:y1="5.475cm" svg:x2="3.786cm" svg:y2="6.975cm">
          <text:p/>
        </draw:line>
        <draw:frame draw:style-name="gr6" draw:text-style-name="P9" draw:layer="layout" svg:width="0.786cm" svg:height="0.725cm" svg:x="2.911cm" svg:y="5.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86cm" svg:y="3.9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86cm" svg:y1="5.475cm" svg:x2="6.286cm" svg:y2="6.975cm">
          <text:p/>
        </draw:line>
        <draw:line draw:style-name="gr4" draw:text-style-name="P8" draw:layer="layout" svg:x1="8.286cm" svg:y1="5.475cm" svg:x2="8.286cm" svg:y2="6.975cm">
          <text:p/>
        </draw:line>
        <draw:line draw:style-name="gr4" draw:text-style-name="P8" draw:layer="layout" svg:x1="7.786cm" svg:y1="5.475cm" svg:x2="7.786cm" svg:y2="6.975cm">
          <text:p/>
        </draw:line>
        <draw:line draw:style-name="gr4" draw:text-style-name="P8" draw:layer="layout" svg:x1="7.286cm" svg:y1="5.475cm" svg:x2="7.286cm" svg:y2="6.975cm">
          <text:p/>
        </draw:line>
        <draw:line draw:style-name="gr4" draw:text-style-name="P8" draw:layer="layout" svg:x1="6.786cm" svg:y1="5.475cm" svg:x2="6.786cm" svg:y2="6.975cm">
          <text:p/>
        </draw:line>
        <draw:line draw:style-name="gr4" draw:text-style-name="P8" draw:layer="layout" svg:x1="8.786cm" svg:y1="5.475cm" svg:x2="8.786cm" svg:y2="6.975cm">
          <text:p/>
        </draw:line>
        <draw:line draw:style-name="gr7" draw:text-style-name="P8" draw:layer="layout" svg:x1="4.25cm" svg:y1="5.25cm" svg:x2="5.5cm" svg:y2="5.25cm">
          <text:p/>
        </draw:line>
        <draw:line draw:style-name="gr1" draw:text-style-name="P8" draw:layer="layout" svg:x1="5.668cm" svg:y1="5.248cm" svg:x2="6.043cm" svg:y2="5.248cm">
          <text:p/>
        </draw:line>
        <draw:line draw:style-name="gr2" draw:text-style-name="P8" draw:layer="layout" svg:x1="5.625cm" svg:y1="7.25cm" svg:x2="6cm" svg:y2="7.25cm">
          <text:p/>
        </draw:line>
        <draw:line draw:style-name="gr7" draw:text-style-name="P8" draw:layer="layout" svg:x1="5.5cm" svg:y1="7.25cm" svg:x2="4.25cm" svg:y2="7.25cm">
          <text:p/>
        </draw:line>
        <draw:ellipse draw:style-name="gr15" draw:text-style-name="P11" draw:layer="layout" svg:width="0.75cm" svg:height="1cm" svg:x="4.416cm" svg:y="4.763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414cm 7.725cm)" draw:kind="arc" draw:start-angle="228.8" draw:end-angle="129.47">
          <text:p/>
        </draw:ellipse>
        <draw:frame draw:style-name="gr16" draw:text-style-name="P12" draw:layer="layout" svg:width="0.807cm" svg:height="0.725cm" svg:x="6.161cm" svg:y="4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41cm" svg:y="4.625cm">
          <draw:text-box>
            <text:p><text:span text:style-name="T7">i</text:span></text:p>
          </draw:text-box>
        </draw:frame>
        <draw:line draw:style-name="gr4" draw:text-style-name="P8" draw:layer="layout" svg:x1="9.286cm" svg:y1="5.475cm" svg:x2="9.286cm" svg:y2="6.975cm">
          <text:p/>
        </draw:line>
        <draw:line draw:style-name="gr4" draw:text-style-name="P8" draw:layer="layout" svg:x1="11.286cm" svg:y1="5.475cm" svg:x2="11.286cm" svg:y2="6.975cm">
          <text:p/>
        </draw:line>
        <draw:line draw:style-name="gr4" draw:text-style-name="P8" draw:layer="layout" svg:x1="10.786cm" svg:y1="5.475cm" svg:x2="10.786cm" svg:y2="6.975cm">
          <text:p/>
        </draw:line>
        <draw:line draw:style-name="gr4" draw:text-style-name="P8" draw:layer="layout" svg:x1="10.286cm" svg:y1="5.475cm" svg:x2="10.286cm" svg:y2="6.975cm">
          <text:p/>
        </draw:line>
        <draw:line draw:style-name="gr4" draw:text-style-name="P8" draw:layer="layout" svg:x1="9.786cm" svg:y1="5.475cm" svg:x2="9.786cm" svg:y2="6.975cm">
          <text:p/>
        </draw:line>
        <draw:line draw:style-name="gr4" draw:text-style-name="P8" draw:layer="layout" svg:x1="11.786cm" svg:y1="5.475cm" svg:x2="11.786cm" svg:y2="6.975cm">
          <text:p/>
        </draw:line>
        <draw:line draw:style-name="gr4" draw:text-style-name="P8" draw:layer="layout" svg:x1="12.289cm" svg:y1="5.475cm" svg:x2="12.289cm" svg:y2="6.975cm">
          <text:p/>
        </draw:line>
        <draw:line draw:style-name="gr4" draw:text-style-name="P8" draw:layer="layout" svg:x1="14.289cm" svg:y1="5.475cm" svg:x2="14.289cm" svg:y2="6.975cm">
          <text:p/>
        </draw:line>
        <draw:line draw:style-name="gr4" draw:text-style-name="P8" draw:layer="layout" svg:x1="13.789cm" svg:y1="5.475cm" svg:x2="13.789cm" svg:y2="6.975cm">
          <text:p/>
        </draw:line>
        <draw:line draw:style-name="gr4" draw:text-style-name="P8" draw:layer="layout" svg:x1="13.289cm" svg:y1="5.475cm" svg:x2="13.289cm" svg:y2="6.975cm">
          <text:p/>
        </draw:line>
        <draw:line draw:style-name="gr4" draw:text-style-name="P8" draw:layer="layout" svg:x1="12.789cm" svg:y1="5.475cm" svg:x2="12.789cm" svg:y2="6.975cm">
          <text:p/>
        </draw:line>
        <draw:line draw:style-name="gr4" draw:text-style-name="P8" draw:layer="layout" svg:x1="14.789cm" svg:y1="5.475cm" svg:x2="14.789cm" svg:y2="6.975cm">
          <text:p/>
        </draw:line>
        <draw:line draw:style-name="gr4" draw:text-style-name="P8" draw:layer="layout" svg:x1="15.286cm" svg:y1="5.475cm" svg:x2="15.286cm" svg:y2="6.975cm">
          <text:p/>
        </draw:line>
        <draw:line draw:style-name="gr4" draw:text-style-name="P8" draw:layer="layout" svg:x1="16.286cm" svg:y1="5.475cm" svg:x2="16.286cm" svg:y2="6.975cm">
          <text:p/>
        </draw:line>
        <draw:line draw:style-name="gr4" draw:text-style-name="P8" draw:layer="layout" svg:x1="15.786cm" svg:y1="5.475cm" svg:x2="15.786cm" svg:y2="6.975cm">
          <text:p/>
        </draw:line>
        <draw:line draw:style-name="gr2" draw:text-style-name="P1" draw:layer="layout" svg:x1="3.661cm" svg:y1="2.475cm" svg:x2="17.036cm" svg:y2="2.475cm">
          <text:p/>
        </draw:line>
        <draw:frame draw:style-name="gr6" draw:text-style-name="P13" draw:layer="layout" svg:width="0.786cm" svg:height="0.725cm" svg:x="2.625cm" svg:y="2.375cm">
          <draw:text-box>
            <text:p><text:span text:style-name="T8">V</text:span></text:p>
          </draw:text-box>
        </draw:frame>
        <draw:line draw:style-name="gr18" draw:text-style-name="P1" draw:layer="layout" svg:x1="3.661cm" svg:y1="2.975cm" svg:x2="17.036cm" svg:y2="2.975cm">
          <text:p/>
        </draw:line>
        <draw:line draw:style-name="gr10" draw:text-style-name="P1" draw:layer="layout" svg:x1="17cm" svg:y1="4.5cm" svg:x2="18.25cm" svg:y2="4.5cm">
          <text:p/>
        </draw:line>
        <draw:frame draw:style-name="gr12" draw:text-style-name="P6" draw:layer="layout" svg:width="1.399cm" svg:height="0.569cm" svg:x="16.851cm" svg:y="3.931cm">
          <draw:text-box>
            <text:p><text:span text:style-name="T4">Energy</text:span></text:p>
          </draw:text-box>
        </draw:frame>
        <draw:line draw:style-name="gr9" draw:text-style-name="P1" draw:layer="layout" svg:x1="17cm" svg:y1="8cm" svg:x2="18.25cm" svg:y2="8cm">
          <text:p/>
        </draw:line>
        <draw:frame draw:style-name="gr11" draw:text-style-name="P2" draw:layer="layout" svg:width="1.217cm" svg:height="0.569cm" svg:x="16.863cm" svg:y="8cm">
          <draw:text-box>
            <text:p><text:span text:style-name="T1">Wave</text:span></text:p>
          </draw:text-box>
        </draw:frame>
        <draw:line draw:style-name="gr2" draw:text-style-name="P1" draw:layer="layout" svg:x1="17cm" svg:y1="5.25cm" svg:x2="17cm" svg:y2="7.25cm">
          <text:p/>
        </draw:line>
        <draw:ellipse draw:style-name="gr8" draw:text-style-name="P11" draw:layer="layout" svg:width="0.75cm" svg:height="1cm" svg:x="4.125cm" svg:y="4.75cm" draw:kind="arc" draw:start-angle="228.8" draw:end-angle="129.47">
          <text:p/>
        </draw:ellipse>
        <draw:ellipse draw:style-name="gr8" draw:text-style-name="P11" draw:layer="layout" svg:width="0.75cm" svg:height="1cm" svg:x="3.872cm" svg:y="4.7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7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7.75cm)" draw:kind="arc" draw:start-angle="228.8" draw:end-angle="129.47">
          <text:p/>
        </draw:ellipse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75cm)" draw:kind="arc" draw:start-angle="228.8" draw:end-angle="129.47">
            <text:p/>
          </draw:ellipse>
        </draw:g>
        <draw:line draw:style-name="gr2" draw:text-style-name="P8" draw:layer="layout" svg:x1="3.625cm" svg:y1="13.75cm" svg:x2="4.125cm" svg:y2="13.75cm">
          <text:p/>
        </draw:line>
        <draw:line draw:style-name="gr2" draw:text-style-name="P8" draw:layer="layout" svg:x1="3.625cm" svg:y1="15.75cm" svg:x2="4.125cm" svg:y2="15.75cm">
          <text:p/>
        </draw:line>
        <draw:line draw:style-name="gr2" draw:text-style-name="P8" draw:layer="layout" svg:x1="6cm" svg:y1="12cm" svg:x2="6cm" svg:y2="17.5cm">
          <text:p/>
        </draw:line>
        <draw:line draw:style-name="gr2" draw:text-style-name="P8" draw:layer="layout" svg:x1="6cm" svg:y1="13.75cm" svg:x2="17cm" svg:y2="13.75cm">
          <text:p/>
        </draw:line>
        <draw:line draw:style-name="gr2" draw:text-style-name="P8" draw:layer="layout" svg:x1="6cm" svg:y1="15.75cm" svg:x2="17cm" svg:y2="15.75cm">
          <text:p/>
        </draw:line>
        <draw:line draw:style-name="gr4" draw:text-style-name="P8" draw:layer="layout" svg:x1="5.75cm" svg:y1="14cm" svg:x2="5.75cm" svg:y2="15.5cm">
          <text:p/>
        </draw:line>
        <draw:line draw:style-name="gr4" draw:text-style-name="P8" draw:layer="layout" svg:x1="5.25cm" svg:y1="14cm" svg:x2="5.25cm" svg:y2="15.5cm">
          <text:p/>
        </draw:line>
        <draw:line draw:style-name="gr4" draw:text-style-name="P8" draw:layer="layout" svg:x1="4.75cm" svg:y1="14cm" svg:x2="4.75cm" svg:y2="15.5cm">
          <text:p/>
        </draw:line>
        <draw:line draw:style-name="gr4" draw:text-style-name="P8" draw:layer="layout" svg:x1="4.25cm" svg:y1="14cm" svg:x2="4.25cm" svg:y2="15.5cm">
          <text:p/>
        </draw:line>
        <draw:line draw:style-name="gr4" draw:text-style-name="P8" draw:layer="layout" svg:x1="3.75cm" svg:y1="14cm" svg:x2="3.75cm" svg:y2="15.5cm">
          <text:p/>
        </draw:line>
        <draw:frame draw:style-name="gr6" draw:text-style-name="P9" draw:layer="layout" svg:width="0.786cm" svg:height="0.725cm" svg:x="2.875cm" svg:y="14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5cm" svg:y="12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5cm" svg:y1="14cm" svg:x2="6.25cm" svg:y2="15.5cm">
          <text:p/>
        </draw:line>
        <draw:line draw:style-name="gr4" draw:text-style-name="P8" draw:layer="layout" svg:x1="8.25cm" svg:y1="14cm" svg:x2="8.25cm" svg:y2="15.5cm">
          <text:p/>
        </draw:line>
        <draw:line draw:style-name="gr4" draw:text-style-name="P8" draw:layer="layout" svg:x1="7.75cm" svg:y1="14cm" svg:x2="7.75cm" svg:y2="15.5cm">
          <text:p/>
        </draw:line>
        <draw:line draw:style-name="gr4" draw:text-style-name="P8" draw:layer="layout" svg:x1="7.25cm" svg:y1="14cm" svg:x2="7.25cm" svg:y2="15.5cm">
          <text:p/>
        </draw:line>
        <draw:line draw:style-name="gr4" draw:text-style-name="P8" draw:layer="layout" svg:x1="6.75cm" svg:y1="14cm" svg:x2="6.75cm" svg:y2="15.5cm">
          <text:p/>
        </draw:line>
        <draw:line draw:style-name="gr4" draw:text-style-name="P8" draw:layer="layout" svg:x1="8.75cm" svg:y1="14cm" svg:x2="8.75cm" svg:y2="15.5cm">
          <text:p/>
        </draw:line>
        <draw:line draw:style-name="gr7" draw:text-style-name="P8" draw:layer="layout" svg:x1="4.25cm" svg:y1="13.75cm" svg:x2="5.5cm" svg:y2="13.75cm">
          <text:p/>
        </draw:line>
        <draw:line draw:style-name="gr2" draw:text-style-name="P8" draw:layer="layout" svg:x1="5.625cm" svg:y1="13.75cm" svg:x2="6cm" svg:y2="13.75cm">
          <text:p/>
        </draw:line>
        <draw:line draw:style-name="gr2" draw:text-style-name="P8" draw:layer="layout" svg:x1="5.625cm" svg:y1="15.75cm" svg:x2="6cm" svg:y2="15.75cm">
          <text:p/>
        </draw:line>
        <draw:line draw:style-name="gr7" draw:text-style-name="P8" draw:layer="layout" svg:x1="5.5cm" svg:y1="15.75cm" svg:x2="4.25cm" svg:y2="15.75cm">
          <text:p/>
        </draw:line>
        <draw:ellipse draw:style-name="gr8" draw:text-style-name="P11" draw:layer="layout" svg:width="0.75cm" svg:height="1cm" svg:x="6.125cm" svg:y="13.25cm" draw:kind="arc" draw:start-angle="228.8" draw:end-angle="129.47">
          <text:p/>
        </draw:ellipse>
        <draw:ellipse draw:style-name="gr8" draw:text-style-name="P11" draw:layer="layout" svg:width="0.75cm" svg:height="1cm" svg:x="4.375cm" svg:y="13.25cm" draw:kind="arc" draw:start-angle="228.8" draw:end-angle="129.47">
          <text:p/>
        </draw:ellipse>
        <draw:ellipse draw:style-name="gr8" draw:text-style-name="P11" draw:layer="layout" svg:width="0.75cm" svg:height="1cm" svg:x="7.122cm" svg:y="13.25cm" draw:kind="arc" draw:start-angle="228.8" draw:end-angle="129.47">
          <text:p/>
        </draw:ellipse>
        <draw:ellipse draw:style-name="gr8" draw:text-style-name="P11" draw:layer="layout" svg:width="0.75cm" svg:height="1cm" svg:x="8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378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cm 16.25cm)" draw:kind="arc" draw:start-angle="228.8" draw:end-angle="129.47">
          <text:p/>
        </draw:ellipse>
        <draw:frame draw:style-name="gr16" draw:text-style-name="P12" draw:layer="layout" svg:width="0.807cm" svg:height="0.725cm" svg:x="6.125cm" svg:y="12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05cm" svg:y="13.15cm">
          <draw:text-box>
            <text:p><text:span text:style-name="T7">i</text:span></text:p>
          </draw:text-box>
        </draw:frame>
        <draw:line draw:style-name="gr4" draw:text-style-name="P8" draw:layer="layout" svg:x1="9.25cm" svg:y1="14cm" svg:x2="9.25cm" svg:y2="15.5cm">
          <text:p/>
        </draw:line>
        <draw:line draw:style-name="gr4" draw:text-style-name="P8" draw:layer="layout" svg:x1="11.25cm" svg:y1="14cm" svg:x2="11.25cm" svg:y2="15.5cm">
          <text:p/>
        </draw:line>
        <draw:line draw:style-name="gr4" draw:text-style-name="P8" draw:layer="layout" svg:x1="10.75cm" svg:y1="14cm" svg:x2="10.75cm" svg:y2="15.5cm">
          <text:p/>
        </draw:line>
        <draw:line draw:style-name="gr4" draw:text-style-name="P8" draw:layer="layout" svg:x1="10.25cm" svg:y1="14cm" svg:x2="10.25cm" svg:y2="15.5cm">
          <text:p/>
        </draw:line>
        <draw:line draw:style-name="gr4" draw:text-style-name="P8" draw:layer="layout" svg:x1="9.75cm" svg:y1="14cm" svg:x2="9.75cm" svg:y2="15.5cm">
          <text:p/>
        </draw:line>
        <draw:line draw:style-name="gr4" draw:text-style-name="P8" draw:layer="layout" svg:x1="11.75cm" svg:y1="14cm" svg:x2="11.75cm" svg:y2="15.5cm">
          <text:p/>
        </draw:line>
        <draw:ellipse draw:style-name="gr8" draw:text-style-name="P11" draw:layer="layout" svg:width="0.75cm" svg:height="1cm" svg:x="9.125cm" svg:y="13.25cm" draw:kind="arc" draw:start-angle="228.8" draw:end-angle="129.47">
          <text:p/>
        </draw:ellipse>
        <draw:ellipse draw:style-name="gr8" draw:text-style-name="P11" draw:layer="layout" svg:width="0.75cm" svg:height="1cm" svg:x="10.122cm" svg:y="13.25cm" draw:kind="arc" draw:start-angle="228.8" draw:end-angle="129.47">
          <text:p/>
        </draw:ellipse>
        <draw:ellipse draw:style-name="gr8" draw:text-style-name="P11" draw:layer="layout" svg:width="0.75cm" svg:height="1cm" svg:x="11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cm 16.25cm)" draw:kind="arc" draw:start-angle="228.8" draw:end-angle="129.47">
          <text:p/>
        </draw:ellipse>
        <draw:line draw:style-name="gr4" draw:text-style-name="P8" draw:layer="layout" svg:x1="12.253cm" svg:y1="14cm" svg:x2="12.253cm" svg:y2="15.5cm">
          <text:p/>
        </draw:line>
        <draw:line draw:style-name="gr4" draw:text-style-name="P8" draw:layer="layout" svg:x1="13.753cm" svg:y1="14cm" svg:x2="13.753cm" svg:y2="15.5cm">
          <text:p/>
        </draw:line>
        <draw:line draw:style-name="gr4" draw:text-style-name="P8" draw:layer="layout" svg:x1="13.253cm" svg:y1="14cm" svg:x2="13.253cm" svg:y2="15.5cm">
          <text:p/>
        </draw:line>
        <draw:line draw:style-name="gr4" draw:text-style-name="P8" draw:layer="layout" svg:x1="12.753cm" svg:y1="14cm" svg:x2="12.753cm" svg:y2="15.5cm">
          <text:p/>
        </draw:line>
        <draw:ellipse draw:style-name="gr8" draw:text-style-name="P11" draw:layer="layout" svg:width="0.75cm" svg:height="1cm" svg:x="13.125cm" svg:y="13.25cm" draw:kind="arc" draw:start-angle="228.8" draw:end-angle="129.47">
          <text:p/>
        </draw:ellipse>
        <draw:g>
          <draw:ellipse draw:style-name="gr8" draw:text-style-name="P11" draw:layer="layout" svg:width="0.75cm" svg:height="1cm" svg:x="12.12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6cm 16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006cm 16.25cm)" draw:kind="arc" draw:start-angle="228.8" draw:end-angle="129.47">
          <text:p/>
        </draw:ellipse>
        <draw:line draw:style-name="gr2" draw:text-style-name="P1" draw:layer="layout" svg:x1="14.25cm" svg:y1="11.5cm" svg:x2="17cm" svg:y2="11.5cm">
          <text:p/>
        </draw:line>
        <draw:line draw:style-name="gr2" draw:text-style-name="P1" draw:layer="layout" svg:x1="3.625cm" svg:y1="11cm" svg:x2="14.25cm" svg:y2="11cm">
          <text:p/>
        </draw:line>
        <draw:frame draw:style-name="gr6" draw:text-style-name="P13" draw:layer="layout" svg:width="0.786cm" svg:height="0.725cm" svg:x="2.589cm" svg:y="10.9cm">
          <draw:text-box>
            <text:p><text:span text:style-name="T8">V</text:span></text:p>
          </draw:text-box>
        </draw:frame>
        <draw:line draw:style-name="gr18" draw:text-style-name="P1" draw:layer="layout" svg:x1="3.625cm" svg:y1="11.5cm" svg:x2="14.25cm" svg:y2="11.5cm">
          <text:p/>
        </draw:line>
        <draw:line draw:style-name="gr2" draw:text-style-name="P1" draw:layer="layout" svg:x1="14.25cm" svg:y1="11cm" svg:x2="14.25cm" svg:y2="11.5cm">
          <text:p/>
        </draw:line>
        <draw:g>
          <draw:line draw:style-name="gr9" draw:text-style-name="P1" draw:layer="layout" svg:x1="15.5cm" svg:y1="16.5cm" svg:x2="14.25cm" svg:y2="16.5cm">
            <text:p/>
          </draw:line>
          <draw:frame draw:style-name="gr11" draw:text-style-name="P2" draw:layer="layout" svg:width="1.217cm" svg:height="0.569cm" svg:x="14.283cm" svg:y="16.5cm">
            <draw:text-box>
              <text:p><text:span text:style-name="T1">Wave</text:span></text:p>
            </draw:text-box>
          </draw:frame>
        </draw:g>
        <draw:line draw:style-name="gr2" draw:text-style-name="P1" draw:layer="layout" svg:x1="17cm" svg:y1="13.75cm" svg:x2="17cm" svg:y2="15.75cm">
          <text:p/>
        </draw:line>
        <draw:g>
          <draw:line draw:style-name="gr7" draw:text-style-name="P1" draw:layer="layout" svg:x1="14.25cm" svg:y1="15.5cm" svg:x2="14.25cm" svg:y2="14cm">
            <text:p/>
          </draw:line>
          <draw:ellipse draw:style-name="gr15" draw:text-style-name="P4" draw:layer="layout" svg:width="0.75cm" svg:height="1cm" draw:transform="rotate (1.5707963267949) translate (13.75cm 15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16.25cm)" draw:kind="arc" draw:start-angle="228.8" draw:end-angle="129.47">
            <text:p/>
          </draw:ellipse>
        </draw:g>
        <draw:g>
          <draw:line draw:style-name="gr10" draw:text-style-name="P1" draw:layer="layout" svg:x1="14.274cm" svg:y1="13cm" svg:x2="15.524cm" svg:y2="13cm">
            <text:p/>
          </draw:line>
          <draw:frame draw:style-name="gr12" draw:text-style-name="P6" draw:layer="layout" svg:width="1.399cm" svg:height="0.569cm" svg:x="14.125cm" svg:y="12.431cm">
            <draw:text-box>
              <text:p><text:span text:style-name="T4">Energy</text:span></text:p>
            </draw:text-box>
          </draw:frame>
        </draw:g>
        <draw:line draw:style-name="gr7" draw:text-style-name="P1" draw:layer="layout" svg:x1="17cm" svg:y1="14cm" svg:x2="17cm" svg:y2="15.5cm">
          <text:p/>
        </draw:line>
        <draw:ellipse draw:style-name="gr15" draw:text-style-name="P4" draw:layer="layout" svg:width="0.75cm" svg:height="1cm" draw:transform="rotate (-1.5707963267949) translate (17.5cm 14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497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25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3.75cm)" draw:kind="arc" draw:start-angle="228.8" draw:end-angle="129.47">
          <text:p/>
        </draw:ellipse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cm 16.25cm)" draw:kind="arc" draw:start-angle="228.8" draw:end-angle="129.47">
            <text:p/>
          </draw:ellipse>
        </draw:g>
        <draw:ellipse draw:style-name="gr8" draw:text-style-name="P11" draw:layer="layout" svg:width="0.75cm" svg:height="1cm" svg:x="4.122cm" svg:y="13.25cm" draw:kind="arc" draw:start-angle="228.8" draw:end-angle="129.47">
          <text:p/>
        </draw:ellipse>
        <draw:ellipse draw:style-name="gr8" draw:text-style-name="P11" draw:layer="layout" svg:width="0.75cm" svg:height="1cm" svg:x="3.875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5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16.25cm)" draw:kind="arc" draw:start-angle="228.8" draw:end-angle="129.47">
          <text:p/>
        </draw:ellipse>
        <draw:g>
          <draw:line draw:style-name="gr7" draw:text-style-name="P1" draw:layer="layout" svg:x1="17cm" svg:y1="5.5cm" svg:x2="17cm" svg:y2="7cm">
            <text:p/>
          </draw:line>
          <draw:ellipse draw:style-name="gr15" draw:text-style-name="P4" draw:layer="layout" svg:width="0.75cm" svg:height="1cm" draw:transform="rotate (-1.5707963267949) translate (17.5cm 5.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5cm 5.997cm)" draw:kind="arc" draw:start-angle="228.8" draw:end-angle="129.47">
            <text:p/>
          </draw:ellipse>
        </draw:g>
        <draw:ellipse draw:style-name="gr8" draw:text-style-name="P4" draw:layer="layout" svg:width="0.75cm" svg:height="1cm" draw:transform="rotate (-1.5707963267949) translate (17.5cm 5.75cm)" draw:kind="arc" draw:start-angle="228.8" draw:end-angle="129.47">
          <text:p/>
        </draw:ellipse>
      </draw:page>
      <draw:page draw:name="page7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1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0" draw:text-style-name="P1" draw:layer="layout" svg:x1="9.5cm" svg:y1="12.5cm" svg:x2="10.75cm" svg:y2="12.5cm">
            <text:p/>
          </draw:line>
          <draw:frame draw:style-name="gr12" draw:text-style-name="P6" draw:layer="layout" svg:width="1.399cm" svg:height="0.569cm" svg:x="9.351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1.369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2.5cm" svg:y1="21.5cm" svg:x2="12.5cm" svg:y2="23cm">
            <text:p/>
          </draw:line>
          <draw:ellipse draw:style-name="gr8" draw:text-style-name="P4" draw:layer="layout" svg:width="0.75cm" svg:height="1cm" draw:transform="rotate (-1.5707963267949) translate (13cm 21.747cm)" draw:kind="arc" draw:start-angle="228.8" draw:end-angle="129.47">
            <text:p/>
          </draw:ellipse>
        </draw:g>
        <draw:g>
          <draw:line draw:style-name="gr9" draw:text-style-name="P1" draw:layer="layout" svg:x1="12.512cm" svg:y1="24cm" svg:x2="13.762cm" svg:y2="24cm">
            <text:p/>
          </draw:line>
          <draw:frame draw:style-name="gr19" draw:text-style-name="P2" draw:layer="layout" svg:width="1.455cm" svg:height="0.569cm" svg:x="12.375cm" svg:y="24cm">
            <draw:text-box>
              <text:p><text:span text:style-name="T1">Wave 0</text:span></text:p>
            </draw:text-box>
          </draw:frame>
        </draw:g>
        <draw:g>
          <draw:line draw:style-name="gr10" draw:text-style-name="P1" draw:layer="layout" svg:x1="12.524cm" svg:y1="20.5cm" svg:x2="13.774cm" svg:y2="20.5cm">
            <text:p/>
          </draw:line>
          <draw:frame draw:style-name="gr12" draw:text-style-name="P6" draw:layer="layout" svg:width="1.399cm" svg:height="0.569cm" svg:x="12.375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2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2.5cm" svg:y1="18.5cm" svg:x2="12.5cm" svg:y2="19cm">
          <text:p/>
        </draw:line>
        <draw:line draw:style-name="gr2" draw:text-style-name="P1" draw:layer="layout" svg:x1="9cm" svg:y1="18.5cm" svg:x2="12.5cm" svg:y2="18.5cm">
          <text:p/>
        </draw:line>
        <draw:line draw:style-name="gr18" draw:text-style-name="P1" draw:layer="layout" svg:x1="9cm" svg:y1="19cm" svg:x2="12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19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  <draw:g>
          <draw:line draw:style-name="gr10" draw:text-style-name="P1" draw:layer="layout" svg:x1="9.024cm" svg:y1="20.5cm" svg:x2="10.274cm" svg:y2="20.5cm">
            <text:p/>
          </draw:line>
          <draw:frame draw:style-name="gr12" draw:text-style-name="P6" draw:layer="layout" svg:width="1.399cm" svg:height="0.569cm" svg:x="8.875cm" svg:y="19.931cm">
            <draw:text-box>
              <text:p><text:span text:style-name="T4">Energy</text:span></text:p>
            </draw:text-box>
          </draw:frame>
        </draw:g>
      </draw:page>
      <draw:page draw:name="page8" draw:style-name="dp1" draw:master-page-name="Default"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5.75cm" svg:y1="5.25cm" svg:x2="15.75cm" svg:y2="6.75cm">
          <text:p/>
        </draw:line>
        <draw:ellipse draw:style-name="gr8" draw:text-style-name="P4" draw:layer="layout" svg:width="0.75cm" svg:height="1cm" svg:x="15.125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.003cm 7.5cm)" draw:kind="arc" draw:start-angle="228.8" draw:end-angle="129.47">
          <text:p/>
        </draw:ellipse>
        <draw:g>
          <draw:line draw:style-name="gr9" draw:text-style-name="P1" draw:layer="layout" svg:x1="14.762cm" svg:y1="7.75cm" svg:x2="16.012cm" svg:y2="7.75cm">
            <text:p/>
          </draw:line>
          <draw:frame draw:style-name="gr19" draw:text-style-name="P2" draw:layer="layout" svg:width="1.455cm" svg:height="0.569cm" svg:x="14.625cm" svg:y="7.75cm">
            <draw:text-box>
              <text:p><text:span text:style-name="T1">Wave 1</text:span></text:p>
            </draw:text-box>
          </draw:frame>
        </draw:g>
        <draw:g>
          <draw:line draw:style-name="gr10" draw:text-style-name="P1" draw:layer="layout" svg:x1="14.747cm" svg:y1="4.25cm" svg:x2="15.997cm" svg:y2="4.25cm">
            <text:p/>
          </draw:line>
          <draw:frame draw:style-name="gr12" draw:text-style-name="P6" draw:layer="layout" svg:width="1.399cm" svg:height="0.569cm" svg:x="14.598cm" svg:y="3.68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6.25cm" svg:y1="1.75cm" svg:x2="16.25cm" svg:y2="2.25cm">
          <text:p/>
        </draw:line>
        <draw:g>
          <draw:line draw:style-name="gr7" draw:text-style-name="P1" draw:layer="layout" svg:x1="14.75cm" svg:y1="6.75cm" svg:x2="14.75cm" svg:y2="5.25cm">
            <text:p/>
          </draw:line>
          <draw:ellipse draw:style-name="gr8" draw:text-style-name="P4" draw:layer="layout" svg:width="0.75cm" svg:height="1cm" draw:transform="rotate (1.5707963267949) translate (14.2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17.25cm" svg:y1="1.75cm" svg:x2="17.25cm" svg:y2="2.75cm">
          <text:p/>
        </draw:line>
        <draw:line draw:style-name="gr2" draw:text-style-name="P1" draw:layer="layout" svg:x1="6.25cm" svg:y1="2.75cm" svg:x2="14.75cm" svg:y2="2.75cm">
          <text:p/>
        </draw:line>
        <draw:line draw:style-name="gr4" draw:text-style-name="P8" draw:layer="layout" svg:x1="17.25cm" svg:y1="5.25cm" svg:x2="17.25cm" svg:y2="6.75cm">
          <text:p/>
        </draw:line>
        <draw:line draw:style-name="gr2" draw:text-style-name="P1" draw:layer="layout" svg:x1="16.25cm" svg:y1="1.75cm" svg:x2="17.25cm" svg:y2="1.75cm">
          <text:p/>
        </draw:line>
        <draw:line draw:style-name="gr4" draw:text-style-name="P8" draw:layer="layout" svg:x1="17cm" svg:y1="5.25cm" svg:x2="17cm" svg:y2="6.75cm">
          <text:p/>
        </draw:line>
        <draw:line draw:style-name="gr4" draw:text-style-name="P8" draw:layer="layout" svg:x1="16.75cm" svg:y1="5.25cm" svg:x2="16.75cm" svg:y2="6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line draw:style-name="gr2" draw:text-style-name="P1" draw:layer="layout" svg:x1="15.5cm" svg:y1="9.75cm" svg:x2="15.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17.25cm" svg:y1="9.75cm" svg:x2="17.25cm" svg:y2="10.75cm">
          <text:p/>
        </draw:line>
        <draw:line draw:style-name="gr2" draw:text-style-name="P1" draw:layer="layout" svg:x1="6.25cm" svg:y1="10.75cm" svg:x2="15.5cm" svg:y2="10.75cm">
          <text:p/>
        </draw:line>
        <draw:line draw:style-name="gr4" draw:text-style-name="P8" draw:layer="layout" svg:x1="17.25cm" svg:y1="13.25cm" svg:x2="17.25cm" svg:y2="14.75cm">
          <text:p/>
        </draw:line>
        <draw:line draw:style-name="gr2" draw:text-style-name="P1" draw:layer="layout" svg:x1="15.5cm" svg:y1="9.75cm" svg:x2="17.25cm" svg:y2="9.75cm">
          <text:p/>
        </draw:line>
        <draw:line draw:style-name="gr4" draw:text-style-name="P8" draw:layer="layout" svg:x1="17cm" svg:y1="13.25cm" svg:x2="17cm" svg:y2="14.75cm">
          <text:p/>
        </draw:line>
        <draw:line draw:style-name="gr4" draw:text-style-name="P8" draw:layer="layout" svg:x1="16.5cm" svg:y1="13.25cm" svg:x2="16.5cm" svg:y2="14.75cm">
          <text:p/>
        </draw:line>
        <draw:line draw:style-name="gr2" draw:text-style-name="P1" draw:layer="layout" svg:x1="14.75cm" svg:y1="2.25cm" svg:x2="14.75cm" svg:y2="2.75cm">
          <text:p/>
        </draw:line>
        <draw:line draw:style-name="gr4" draw:text-style-name="P8" draw:layer="layout" svg:x1="16.5cm" svg:y1="5.25cm" svg:x2="16.5cm" svg:y2="6.75cm">
          <text:p/>
        </draw:line>
        <draw:line draw:style-name="gr2" draw:text-style-name="P1" draw:layer="layout" svg:x1="14.75cm" svg:y1="2.25cm" svg:x2="16.25cm" svg:y2="2.25cm">
          <text:p/>
        </draw:line>
        <draw:line draw:style-name="gr4" draw:text-style-name="P8" draw:layer="layout" svg:x1="16.25cm" svg:y1="13.25cm" svg:x2="16.25cm" svg:y2="14.75cm">
          <text:p/>
        </draw:line>
        <draw:line draw:style-name="gr4" draw:text-style-name="P8" draw:layer="layout" svg:x1="16cm" svg:y1="13.25cm" svg:x2="16cm" svg:y2="14.75cm">
          <text:p/>
        </draw:line>
        <draw:line draw:style-name="gr4" draw:text-style-name="P8" draw:layer="layout" svg:x1="15.75cm" svg:y1="13.25cm" svg:x2="15.75cm" svg:y2="14.75cm">
          <text:p/>
        </draw:line>
        <draw:line draw:style-name="gr4" draw:text-style-name="P8" draw:layer="layout" svg:x1="15.5cm" svg:y1="13.25cm" svg:x2="15.5cm" svg:y2="14.75cm">
          <text:p/>
        </draw:line>
        <draw:line draw:style-name="gr4" draw:text-style-name="P8" draw:layer="layout" svg:x1="16.75cm" svg:y1="13.25cm" svg:x2="16.75cm" svg:y2="14.75cm">
          <text:p/>
        </draw:line>
        <draw:line draw:style-name="gr2" draw:text-style-name="P1" draw:layer="layout" svg:x1="3.875cm" svg:y1="21.5cm" svg:x2="6.25cm" svg:y2="21.5cm">
          <text:p/>
        </draw:line>
        <draw:line draw:style-name="gr2" draw:text-style-name="P1" draw:layer="layout" svg:x1="3.875cm" svg:y1="23.5cm" svg:x2="6.2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21.75cm" svg:x2="15.25cm" svg:y2="23.25cm">
          <text:p/>
        </draw:line>
        <draw:line draw:style-name="gr4" draw:text-style-name="P1" draw:layer="layout" svg:x1="15.75cm" svg:y1="21.75cm" svg:x2="15.75cm" svg:y2="23.25cm">
          <text:p/>
        </draw:line>
        <draw:ellipse draw:style-name="gr8" draw:text-style-name="P4" draw:layer="layout" svg:width="0.75cm" svg:height="1cm" svg:x="15.125cm" svg:y="23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cm 22cm)" draw:kind="arc" draw:start-angle="228.8" draw:end-angle="129.47">
          <text:p/>
        </draw:ellipse>
        <draw:g>
          <draw:line draw:style-name="gr7" draw:text-style-name="P1" draw:layer="layout" svg:x1="14.75cm" svg:y1="21.75cm" svg:x2="14.75cm" svg:y2="23.25cm">
            <text:p/>
          </draw:line>
          <draw:ellipse draw:style-name="gr8" draw:text-style-name="P4" draw:layer="layout" svg:width="0.75cm" svg:height="1cm" draw:transform="rotate (-1.5707963267949) translate (15.25cm 21.997cm)" draw:kind="arc" draw:start-angle="228.8" draw:end-angle="129.47">
            <text:p/>
          </draw:ellipse>
        </draw:g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6.25cm" svg:y1="18.25cm" svg:x2="16.25cm" svg:y2="18.75cm">
          <text:p/>
        </draw:line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17.25cm" svg:y1="18.25cm" svg:x2="17.25cm" svg:y2="19.25cm">
          <text:p/>
        </draw:line>
        <draw:line draw:style-name="gr2" draw:text-style-name="P1" draw:layer="layout" svg:x1="6.25cm" svg:y1="19.25cm" svg:x2="14.75cm" svg:y2="19.25cm">
          <text:p/>
        </draw:line>
        <draw:line draw:style-name="gr4" draw:text-style-name="P8" draw:layer="layout" svg:x1="17.25cm" svg:y1="21.75cm" svg:x2="17.25cm" svg:y2="23.25cm">
          <text:p/>
        </draw:line>
        <draw:line draw:style-name="gr2" draw:text-style-name="P1" draw:layer="layout" svg:x1="16.25cm" svg:y1="18.25cm" svg:x2="17.25cm" svg:y2="18.25cm">
          <text:p/>
        </draw:line>
        <draw:line draw:style-name="gr4" draw:text-style-name="P8" draw:layer="layout" svg:x1="17cm" svg:y1="21.75cm" svg:x2="17cm" svg:y2="23.25cm">
          <text:p/>
        </draw:line>
        <draw:line draw:style-name="gr4" draw:text-style-name="P8" draw:layer="layout" svg:x1="16.75cm" svg:y1="21.75cm" svg:x2="16.75cm" svg:y2="23.25cm">
          <text:p/>
        </draw:line>
        <draw:line draw:style-name="gr2" draw:text-style-name="P1" draw:layer="layout" svg:x1="14.75cm" svg:y1="18.75cm" svg:x2="14.75cm" svg:y2="19.25cm">
          <text:p/>
        </draw:line>
        <draw:line draw:style-name="gr4" draw:text-style-name="P8" draw:layer="layout" svg:x1="16.5cm" svg:y1="21.75cm" svg:x2="16.5cm" svg:y2="23.25cm">
          <text:p/>
        </draw:line>
        <draw:line draw:style-name="gr2" draw:text-style-name="P1" draw:layer="layout" svg:x1="14.75cm" svg:y1="18.75cm" svg:x2="16.25cm" svg:y2="18.75cm">
          <text:p/>
        </draw:line>
        <draw:g>
          <draw:line draw:style-name="gr10" draw:text-style-name="P1" draw:layer="layout" svg:x1="14.75cm" svg:y1="20.75cm" svg:x2="13.5cm" svg:y2="20.75cm">
            <text:p/>
          </draw:line>
          <draw:frame draw:style-name="gr12" draw:text-style-name="P6" draw:layer="layout" svg:width="1.399cm" svg:height="0.569cm" svg:x="13.601cm" svg:y="20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4.75cm" svg:y1="24.25cm" svg:x2="13.5cm" svg:y2="24.25cm">
            <text:p/>
          </draw:line>
          <draw:frame draw:style-name="gr19" draw:text-style-name="P2" draw:layer="layout" svg:width="1.455cm" svg:height="0.569cm" svg:x="13.5cm" svg:y="24.306cm">
            <draw:text-box>
              <text:p><text:span text:style-name="T1">Wave 0</text:span></text:p>
            </draw:text-box>
          </draw:frame>
        </draw:g>
        <draw:g>
          <draw:line draw:style-name="gr10" draw:text-style-name="P1" draw:layer="layout" svg:x1="16.25cm" svg:y1="20.75cm" svg:x2="15cm" svg:y2="20.75cm">
            <text:p/>
          </draw:line>
          <draw:frame draw:style-name="gr12" draw:text-style-name="P6" draw:layer="layout" svg:width="1.399cm" svg:height="0.569cm" svg:x="15.101cm" svg:y="20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6.262cm" svg:y1="24.25cm" svg:x2="17.512cm" svg:y2="24.25cm">
            <text:p/>
          </draw:line>
          <draw:frame draw:style-name="gr19" draw:text-style-name="P2" draw:layer="layout" svg:width="1.455cm" svg:height="0.569cm" svg:x="16.125cm" svg:y="24.25cm">
            <draw:text-box>
              <text:p><text:span text:style-name="T1">Wave 1</text:span></text:p>
            </draw:text-box>
          </draw:frame>
        </draw:g>
        <draw:g>
          <draw:line draw:style-name="gr9" draw:text-style-name="P1" draw:layer="layout" svg:x1="16.295cm" svg:y1="8.25cm" svg:x2="15.045cm" svg:y2="8.25cm">
            <text:p/>
          </draw:line>
          <draw:frame draw:style-name="gr19" draw:text-style-name="P2" draw:layer="layout" svg:width="1.455cm" svg:height="0.569cm" svg:x="15.045cm" svg:y="8.306cm">
            <draw:text-box>
              <text:p><text:span text:style-name="T1">Wave 0</text:span></text:p>
            </draw:text-box>
          </draw:frame>
        </draw:g>
        <draw:g>
          <draw:line draw:style-name="gr10" draw:text-style-name="P1" draw:layer="layout" svg:x1="16.274cm" svg:y1="3.75cm" svg:x2="17.524cm" svg:y2="3.75cm">
            <text:p/>
          </draw:line>
          <draw:frame draw:style-name="gr12" draw:text-style-name="P6" draw:layer="layout" svg:width="1.399cm" svg:height="0.569cm" svg:x="16.125cm" svg:y="3.181cm">
            <draw:text-box>
              <text:p><text:span text:style-name="T4">Energy</text:span></text:p>
            </draw:text-box>
          </draw:frame>
        </draw:g>
        <draw:line draw:style-name="gr18" draw:text-style-name="P1" draw:layer="layout" svg:x1="14.75cm" svg:y1="2.75cm" svg:x2="17.25cm" svg:y2="2.75cm">
          <text:p/>
        </draw:line>
        <draw:line draw:style-name="gr18" draw:text-style-name="P1" draw:layer="layout" svg:x1="15.5cm" svg:y1="10.75cm" svg:x2="17.25cm" svg:y2="10.75cm">
          <text:p/>
        </draw:line>
        <draw:line draw:style-name="gr18" draw:text-style-name="P1" draw:layer="layout" svg:x1="14.75cm" svg:y1="19.25cm" svg:x2="17.25cm" svg:y2="19.25cm">
          <text:p/>
        </draw:line>
        <draw:g>
          <draw:line draw:style-name="gr7" draw:text-style-name="P1" draw:layer="layout" svg:x1="16.25cm" svg:y1="23.25cm" svg:x2="16.25cm" svg:y2="21.75cm">
            <text:p/>
          </draw:line>
          <draw:ellipse draw:style-name="gr8" draw:text-style-name="P4" draw:layer="layout" svg:width="0.75cm" svg:height="1cm" draw:transform="rotate (1.5707963267949) translate (15.75cm 23.003cm)" draw:kind="arc" draw:start-angle="228.8" draw:end-angle="129.47">
            <text:p/>
          </draw:ellipse>
        </draw:g>
        <draw:g>
          <draw:line draw:style-name="gr7" draw:text-style-name="P1" draw:layer="layout" svg:x1="16.25cm" svg:y1="5.25cm" svg:x2="16.25cm" svg:y2="6.75cm">
            <text:p/>
          </draw:line>
          <draw:ellipse draw:style-name="gr8" draw:text-style-name="P4" draw:layer="layout" svg:width="0.75cm" svg:height="1cm" draw:transform="rotate (-1.5707963267949) translate (16.75cm 5.497cm)" draw:kind="arc" draw:start-angle="228.8" draw:end-angle="129.47">
            <text:p/>
          </draw:ellipse>
        </draw:g>
      </draw:page>
      <draw:page draw:name="page9" draw:style-name="dp1" draw:master-page-name="Default">
        <draw:line draw:style-name="gr2" draw:text-style-name="P1" draw:layer="layout" svg:x1="3.875cm" svg:y1="5.25cm" svg:x2="6.25cm" svg:y2="5.25cm">
          <text:p/>
        </draw:line>
        <draw:line draw:style-name="gr2" draw:text-style-name="P1" draw:layer="layout" svg:x1="3.875cm" svg:y1="7.25cm" svg:x2="6.2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5.5cm" svg:x2="9.5cm" svg:y2="7cm">
          <text:p/>
        </draw:line>
        <draw:line draw:style-name="gr4" draw:text-style-name="P1" draw:layer="layout" svg:x1="11.5cm" svg:y1="5.5cm" svg:x2="11.5cm" svg:y2="7cm">
          <text:p/>
        </draw:line>
        <draw:line draw:style-name="gr4" draw:text-style-name="P1" draw:layer="layout" svg:x1="11cm" svg:y1="5.5cm" svg:x2="11cm" svg:y2="7cm">
          <text:p/>
        </draw:line>
        <draw:line draw:style-name="gr4" draw:text-style-name="P1" draw:layer="layout" svg:x1="10.5cm" svg:y1="5.5cm" svg:x2="10.5cm" svg:y2="7cm">
          <text:p/>
        </draw:line>
        <draw:line draw:style-name="gr4" draw:text-style-name="P1" draw:layer="layout" svg:x1="10cm" svg:y1="5.5cm" svg:x2="10cm" svg:y2="7cm">
          <text:p/>
        </draw:line>
        <draw:line draw:style-name="gr4" draw:text-style-name="P1" draw:layer="layout" svg:x1="12cm" svg:y1="5.5cm" svg:x2="12cm" svg:y2="7cm">
          <text:p/>
        </draw:line>
        <draw:ellipse draw:style-name="gr8" draw:text-style-name="P4" draw:layer="layout" svg:width="0.75cm" svg:height="1cm" svg:x="9.372cm" svg:y="6.75cm" draw:kind="arc" draw:start-angle="228.8" draw:end-angle="129.47">
          <text:p/>
        </draw:ellipse>
        <draw:ellipse draw:style-name="gr8" draw:text-style-name="P4" draw:layer="layout" svg:width="0.75cm" svg:height="1cm" svg:x="10.369cm" svg:y="6.75cm" draw:kind="arc" draw:start-angle="228.8" draw:end-angle="129.47">
          <text:p/>
        </draw:ellipse>
        <draw:ellipse draw:style-name="gr8" draw:text-style-name="P4" draw:layer="layout" svg:width="0.75cm" svg:height="1cm" svg:x="11.369cm" svg:y="6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53cm 5.75cm)" draw:kind="arc" draw:start-angle="228.8" draw:end-angle="129.47">
          <text:p/>
        </draw:ellipse>
        <draw:g>
          <draw:line draw:style-name="gr7" draw:text-style-name="P1" draw:layer="layout" svg:x1="9cm" svg:y1="5.5cm" svg:x2="9cm" svg:y2="7cm">
            <text:p/>
          </draw:line>
          <draw:ellipse draw:style-name="gr8" draw:text-style-name="P4" draw:layer="layout" svg:width="0.75cm" svg:height="1cm" draw:transform="rotate (-1.5707963267949) translate (9.5cm 5.747cm)" draw:kind="arc" draw:start-angle="228.8" draw:end-angle="129.47">
            <text:p/>
          </draw:ellipse>
        </draw:g>
        <draw:line draw:style-name="gr2" draw:text-style-name="P1" draw:layer="layout" svg:x1="12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2.5cm" svg:x2="9cm" svg:y2="3cm">
          <text:p/>
        </draw:line>
        <draw:g>
          <draw:line draw:style-name="gr7" draw:text-style-name="P1" draw:layer="layout" svg:x1="12.5cm" svg:y1="7cm" svg:x2="12.5cm" svg:y2="5.5cm">
            <text:p/>
          </draw:line>
          <draw:ellipse draw:style-name="gr8" draw:text-style-name="P4" draw:layer="layout" svg:width="0.75cm" svg:height="1cm" draw:transform="rotate (1.5707963267949) translate (12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2.5cm" svg:y1="2.5cm" svg:x2="12.5cm" svg:y2="3cm">
          <text:p/>
        </draw:line>
        <draw:line draw:style-name="gr2" draw:text-style-name="P1" draw:layer="layout" svg:x1="9cm" svg:y1="2.5cm" svg:x2="12.5cm" svg:y2="2.5cm">
          <text:p/>
        </draw:line>
        <draw:line draw:style-name="gr18" draw:text-style-name="P1" draw:layer="layout" svg:x1="9cm" svg:y1="3cm" svg:x2="12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10" draw:text-style-name="P1" draw:layer="layout" svg:x1="9cm" svg:y1="4.5cm" svg:x2="7.75cm" svg:y2="4.5cm">
            <text:p/>
          </draw:line>
          <draw:frame draw:style-name="gr12" draw:text-style-name="P6" draw:layer="layout" svg:width="1.399cm" svg:height="0.569cm" svg:x="7.851cm" svg:y="3.931cm">
            <draw:text-box>
              <text:p><text:span text:style-name="T4">Energy</text:span></text:p>
            </draw:text-box>
          </draw:frame>
        </draw:g>
        <draw:g>
          <draw:line draw:style-name="gr10" draw:text-style-name="P1" draw:layer="layout" svg:x1="12.5cm" svg:y1="4.5cm" svg:x2="11.25cm" svg:y2="4.5cm">
            <text:p/>
          </draw:line>
          <draw:frame draw:style-name="gr12" draw:text-style-name="P6" draw:layer="layout" svg:width="1.399cm" svg:height="0.569cm" svg:x="11.351cm" svg:y="3.93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9cm" svg:y1="8cm" svg:x2="7.75cm" svg:y2="8cm">
            <text:p/>
          </draw:line>
          <draw:frame draw:style-name="gr19" draw:text-style-name="P2" draw:layer="layout" svg:width="1.455cm" svg:height="0.569cm" svg:x="7.75cm" svg:y="8.05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2.5cm" svg:y1="8cm" svg:x2="11.25cm" svg:y2="8cm">
            <text:p/>
          </draw:line>
          <draw:frame draw:style-name="gr19" draw:text-style-name="P2" draw:layer="layout" svg:width="1.455cm" svg:height="0.569cm" svg:x="11.25cm" svg:y="8.056cm">
            <draw:text-box>
              <text:p><text:span text:style-name="T1">Wave 1</text:span></text:p>
            </draw:text-box>
          </draw:frame>
        </draw:g>
      </draw:page>
      <draw:page draw:name="page10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1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0" draw:text-style-name="P1" draw:layer="layout" svg:x1="9.5cm" svg:y1="12.5cm" svg:x2="10.75cm" svg:y2="12.5cm">
            <text:p/>
          </draw:line>
          <draw:frame draw:style-name="gr12" draw:text-style-name="P6" draw:layer="layout" svg:width="1.399cm" svg:height="0.569cm" svg:x="9.351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2.372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3.5cm" svg:y1="21.5cm" svg:x2="13.5cm" svg:y2="23cm">
            <text:p/>
          </draw:line>
          <draw:ellipse draw:style-name="gr8" draw:text-style-name="P4" draw:layer="layout" svg:width="0.75cm" svg:height="1cm" draw:transform="rotate (-1.5707963267949) translate (14cm 21.747cm)" draw:kind="arc" draw:start-angle="228.8" draw:end-angle="129.47">
            <text:p/>
          </draw:ellipse>
        </draw:g>
        <draw:g>
          <draw:line draw:style-name="gr9" draw:text-style-name="P1" draw:layer="layout" svg:x1="13.512cm" svg:y1="24cm" svg:x2="14.762cm" svg:y2="24cm">
            <text:p/>
          </draw:line>
          <draw:frame draw:style-name="gr19" draw:text-style-name="P2" draw:layer="layout" svg:width="1.455cm" svg:height="0.569cm" svg:x="13.375cm" svg:y="24cm">
            <draw:text-box>
              <text:p><text:span text:style-name="T1">Wave 0</text:span></text:p>
            </draw:text-box>
          </draw:frame>
        </draw:g>
        <draw:g>
          <draw:line draw:style-name="gr10" draw:text-style-name="P1" draw:layer="layout" svg:x1="13.5cm" svg:y1="20.5cm" svg:x2="14.75cm" svg:y2="20.5cm">
            <text:p/>
          </draw:line>
          <draw:frame draw:style-name="gr12" draw:text-style-name="P6" draw:layer="layout" svg:width="1.399cm" svg:height="0.569cm" svg:x="13.351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3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3.5cm" svg:y1="18.5cm" svg:x2="13.5cm" svg:y2="19cm">
          <text:p/>
        </draw:line>
        <draw:line draw:style-name="gr2" draw:text-style-name="P1" draw:layer="layout" svg:x1="9cm" svg:y1="18.5cm" svg:x2="13.5cm" svg:y2="18.5cm">
          <text:p/>
        </draw:line>
        <draw:line draw:style-name="gr18" draw:text-style-name="P1" draw:layer="layout" svg:x1="9cm" svg:y1="19cm" svg:x2="13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19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  <draw:g>
          <draw:line draw:style-name="gr10" draw:text-style-name="P1" draw:layer="layout" svg:x1="9.024cm" svg:y1="20.5cm" svg:x2="10.274cm" svg:y2="20.5cm">
            <text:p/>
          </draw:line>
          <draw:frame draw:style-name="gr12" draw:text-style-name="P6" draw:layer="layout" svg:width="1.399cm" svg:height="0.569cm" svg:x="8.875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7.25cm" svg:y1="4.75cm" svg:x2="17.25cm" svg:y2="6.75cm">
          <text:p/>
        </draw:line>
        <draw:line draw:style-name="gr2" draw:text-style-name="P1" draw:layer="layout" svg:x1="17.25cm" svg:y1="13.25cm" svg:x2="17.25cm" svg:y2="15.25cm">
          <text:p/>
        </draw:line>
        <draw:line draw:style-name="gr2" draw:text-style-name="P1" draw:layer="layout" svg:x1="17.25cm" svg:y1="21.25cm" svg:x2="17.25cm" svg:y2="23.25cm">
          <text:p/>
        </draw:line>
        <draw:line draw:style-name="gr4" draw:text-style-name="P1" draw:layer="layout" svg:x1="12.5cm" svg:y1="21.5cm" svg:x2="12.5cm" svg:y2="23cm">
          <text:p/>
        </draw:line>
        <draw:line draw:style-name="gr4" draw:text-style-name="P1" draw:layer="layout" svg:x1="13cm" svg:y1="21.5cm" svg:x2="13cm" svg:y2="23cm">
          <text:p/>
        </draw:line>
        <draw:ellipse draw:style-name="gr8" draw:text-style-name="P4" draw:layer="layout" svg:width="0.75cm" svg:height="1cm" svg:x="11.374cm" svg:y="20.788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128cm 23.75cm)" draw:kind="arc" draw:start-angle="228.8" draw:end-angle="129.47">
          <text:p/>
        </draw:ellipse>
      </draw:page>
      <draw:page draw:name="page11" draw:style-name="dp1" draw:master-page-name="Default"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4.75cm" svg:y1="5.25cm" svg:x2="14.75cm" svg:y2="6.75cm">
          <text:p/>
        </draw:line>
        <draw:ellipse draw:style-name="gr8" draw:text-style-name="P4" draw:layer="layout" svg:width="0.75cm" svg:height="1cm" svg:x="14.622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5.378cm 7.5cm)" draw:kind="arc" draw:start-angle="228.8" draw:end-angle="129.47">
          <text:p/>
        </draw:ellipse>
        <draw:g>
          <draw:line draw:style-name="gr9" draw:text-style-name="P1" draw:layer="layout" svg:x1="14.262cm" svg:y1="7.75cm" svg:x2="15.512cm" svg:y2="7.75cm">
            <text:p/>
          </draw:line>
          <draw:frame draw:style-name="gr19" draw:text-style-name="P2" draw:layer="layout" svg:width="1.455cm" svg:height="0.569cm" svg:x="14.125cm" svg:y="7.75cm">
            <draw:text-box>
              <text:p><text:span text:style-name="T1">Wave 1</text:span></text:p>
            </draw:text-box>
          </draw:frame>
        </draw:g>
        <draw:g>
          <draw:line draw:style-name="gr10" draw:text-style-name="P1" draw:layer="layout" svg:x1="14.25cm" svg:y1="4.25cm" svg:x2="15.5cm" svg:y2="4.25cm">
            <text:p/>
          </draw:line>
          <draw:frame draw:style-name="gr12" draw:text-style-name="P6" draw:layer="layout" svg:width="1.399cm" svg:height="0.569cm" svg:x="14.101cm" svg:y="3.68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5.75cm" svg:y1="2.25cm" svg:x2="15.75cm" svg:y2="2.75cm">
          <text:p/>
        </draw:line>
        <draw:g>
          <draw:line draw:style-name="gr7" draw:text-style-name="P1" draw:layer="layout" svg:x1="14.25cm" svg:y1="6.75cm" svg:x2="14.25cm" svg:y2="5.25cm">
            <text:p/>
          </draw:line>
          <draw:ellipse draw:style-name="gr8" draw:text-style-name="P4" draw:layer="layout" svg:width="0.75cm" svg:height="1cm" draw:transform="rotate (1.5707963267949) translate (13.7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6.25cm" svg:y1="2.75cm" svg:x2="14.25cm" svg:y2="2.75cm">
          <text:p/>
        </draw:line>
        <draw:line draw:style-name="gr2" draw:text-style-name="P1" draw:layer="layout" svg:x1="15.75cm" svg:y1="2.75cm" svg:x2="17.25cm" svg:y2="2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6.25cm" svg:y1="10.75cm" svg:x2="17.25cm" svg:y2="10.75cm">
          <text:p/>
        </draw:line>
        <draw:line draw:style-name="gr2" draw:text-style-name="P1" draw:layer="layout" svg:x1="14.25cm" svg:y1="2.25cm" svg:x2="14.25cm" svg:y2="2.75cm">
          <text:p/>
        </draw:line>
        <draw:line draw:style-name="gr2" draw:text-style-name="P1" draw:layer="layout" svg:x1="14.25cm" svg:y1="2.25cm" svg:x2="15.75cm" svg:y2="2.25cm">
          <text:p/>
        </draw:line>
        <draw:line draw:style-name="gr2" draw:text-style-name="P1" draw:layer="layout" svg:x1="3.875cm" svg:y1="21.5cm" svg:x2="6.25cm" svg:y2="21.5cm">
          <text:p/>
        </draw:line>
        <draw:line draw:style-name="gr2" draw:text-style-name="P1" draw:layer="layout" svg:x1="3.875cm" svg:y1="23.5cm" svg:x2="6.2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4.75cm" svg:y1="23.25cm" svg:x2="14.75cm" svg:y2="21.75cm">
          <text:p/>
        </draw:line>
        <draw:ellipse draw:style-name="gr8" draw:text-style-name="P4" draw:layer="layout" svg:width="0.75cm" svg:height="1cm" svg:x="14.622cm" svg:y="23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5.378cm 22cm)" draw:kind="arc" draw:start-angle="228.8" draw:end-angle="129.47">
          <text:p/>
        </draw:ellipse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5.75cm" svg:y1="19.25cm" svg:x2="15.75cm" svg:y2="19.75cm">
          <text:p/>
        </draw:line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6.25cm" svg:y1="19.25cm" svg:x2="14.25cm" svg:y2="19.25cm">
          <text:p/>
        </draw:line>
        <draw:line draw:style-name="gr2" draw:text-style-name="P1" draw:layer="layout" svg:x1="15.75cm" svg:y1="19.25cm" svg:x2="17.25cm" svg:y2="19.25cm">
          <text:p/>
        </draw:line>
        <draw:line draw:style-name="gr2" draw:text-style-name="P1" draw:layer="layout" svg:x1="14.25cm" svg:y1="19.25cm" svg:x2="14.25cm" svg:y2="19.75cm">
          <text:p/>
        </draw:line>
        <draw:line draw:style-name="gr2" draw:text-style-name="P1" draw:layer="layout" svg:x1="14.25cm" svg:y1="19.75cm" svg:x2="15.75cm" svg:y2="19.75cm">
          <text:p/>
        </draw:line>
        <draw:g>
          <draw:line draw:style-name="gr9" draw:text-style-name="P1" draw:layer="layout" svg:x1="14.25cm" svg:y1="24.25cm" svg:x2="13cm" svg:y2="24.25cm">
            <text:p/>
          </draw:line>
          <draw:frame draw:style-name="gr19" draw:text-style-name="P2" draw:layer="layout" svg:width="1.455cm" svg:height="0.569cm" svg:x="13cm" svg:y="24.30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5.762cm" svg:y1="24.25cm" svg:x2="17.012cm" svg:y2="24.25cm">
            <text:p/>
          </draw:line>
          <draw:frame draw:style-name="gr19" draw:text-style-name="P2" draw:layer="layout" svg:width="1.455cm" svg:height="0.569cm" svg:x="15.625cm" svg:y="24.25cm">
            <draw:text-box>
              <text:p><text:span text:style-name="T1">Wave 1</text:span></text:p>
            </draw:text-box>
          </draw:frame>
        </draw:g>
        <draw:g>
          <draw:line draw:style-name="gr9" draw:text-style-name="P1" draw:layer="layout" svg:x1="15.75cm" svg:y1="8.25cm" svg:x2="14.5cm" svg:y2="8.25cm">
            <text:p/>
          </draw:line>
          <draw:frame draw:style-name="gr19" draw:text-style-name="P2" draw:layer="layout" svg:width="1.455cm" svg:height="0.569cm" svg:x="14.5cm" svg:y="8.306cm">
            <draw:text-box>
              <text:p><text:span text:style-name="T1">Wave 0</text:span></text:p>
            </draw:text-box>
          </draw:frame>
        </draw:g>
        <draw:line draw:style-name="gr18" draw:text-style-name="P1" draw:layer="layout" svg:x1="14.25cm" svg:y1="2.75cm" svg:x2="15.75cm" svg:y2="2.75cm">
          <text:p/>
        </draw:line>
        <draw:line draw:style-name="gr18" draw:text-style-name="P1" draw:layer="layout" svg:x1="14.25cm" svg:y1="19.25cm" svg:x2="15.75cm" svg:y2="19.25cm">
          <text:p/>
        </draw:line>
        <draw:g>
          <draw:line draw:style-name="gr7" draw:text-style-name="P1" draw:layer="layout" svg:x1="14.25cm" svg:y1="23.25cm" svg:x2="14.25cm" svg:y2="21.75cm">
            <text:p/>
          </draw:line>
          <draw:ellipse draw:style-name="gr8" draw:text-style-name="P4" draw:layer="layout" svg:width="0.75cm" svg:height="1cm" draw:transform="rotate (1.5707963267949) translate (13.75cm 23.003cm)" draw:kind="arc" draw:start-angle="228.8" draw:end-angle="129.47">
            <text:p/>
          </draw:ellipse>
        </draw:g>
        <draw:line draw:style-name="gr2" draw:text-style-name="P1" draw:layer="layout" svg:x1="17.25cm" svg:y1="5cm" svg:x2="17.25cm" svg:y2="7cm">
          <text:p/>
        </draw:line>
        <draw:line draw:style-name="gr2" draw:text-style-name="P1" draw:layer="layout" svg:x1="17.25cm" svg:y1="13cm" svg:x2="17.25cm" svg:y2="15cm">
          <text:p/>
        </draw:line>
        <draw:g>
          <draw:line draw:style-name="gr7" draw:text-style-name="P1" draw:layer="layout" svg:x1="17.25cm" svg:y1="5.25cm" svg:x2="17.25cm" svg:y2="6.75cm">
            <text:p/>
          </draw:line>
          <draw:ellipse draw:style-name="gr15" draw:text-style-name="P4" draw:layer="layout" svg:width="0.75cm" svg:height="1cm" draw:transform="rotate (-1.5707963267949) translate (17.75cm 5.2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7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375cm" svg:y="4.5cm" draw:kind="arc" draw:start-angle="228.8" draw:end-angle="129.47">
            <text:p/>
          </draw:ellipse>
          <draw:ellipse draw:style-name="gr8" draw:text-style-name="P4" draw:layer="layout" svg:width="0.75cm" svg:height="1cm" svg:x="15.875cm" svg:y="4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631cm 7.5cm)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.131cm 7.5cm)" draw:kind="arc" draw:start-angle="228.8" draw:end-angle="129.47">
            <text:p/>
          </draw:ellipse>
        </draw:g>
        <draw:g>
          <draw:line draw:style-name="gr7" draw:text-style-name="P1" draw:layer="layout" svg:x1="15.75cm" svg:y1="6.75cm" svg:x2="15.75cm" svg:y2="5.25cm">
            <text:p/>
          </draw:line>
          <draw:ellipse draw:style-name="gr8" draw:text-style-name="P4" draw:layer="layout" svg:width="0.75cm" svg:height="1cm" draw:transform="rotate (1.5707963267949) translate (15.25cm 6.503cm)" draw:kind="arc" draw:start-angle="228.8" draw:end-angle="129.47">
            <text:p/>
          </draw:ellipse>
        </draw:g>
        <draw:g>
          <draw:line draw:style-name="gr7" draw:text-style-name="P1" draw:layer="layout" svg:x1="15cm" svg:y1="14.75cm" svg:x2="15cm" svg:y2="13.25cm">
            <text:p/>
          </draw:line>
          <draw:ellipse draw:style-name="gr15" draw:text-style-name="P4" draw:layer="layout" svg:width="0.75cm" svg:height="1cm" draw:transform="rotate (1.5707963267949) translate (14.5cm 14.75cm)" draw:kind="arc" draw:start-angle="228.8" draw:end-angle="129.47">
            <text:p/>
          </draw:ellipse>
          <draw:ellipse draw:style-name="gr15" draw:text-style-name="P4" draw:layer="layout" svg:width="0.75cm" svg:height="1cm" draw:transform="rotate (1.5707963267949) translate (14.5cm 14.253cm)" draw:kind="arc" draw:start-angle="228.8" draw:end-angle="129.47">
            <text:p/>
          </draw:ellipse>
        </draw:g>
        <draw:g>
          <draw:line draw:style-name="gr7" draw:text-style-name="P1" draw:layer="layout" svg:x1="17.25cm" svg:y1="13.25cm" svg:x2="17.25cm" svg:y2="14.75cm">
            <text:p/>
          </draw:line>
          <draw:ellipse draw:style-name="gr15" draw:text-style-name="P4" draw:layer="layout" svg:width="0.75cm" svg:height="1cm" draw:transform="rotate (-1.5707963267949) translate (17.75cm 13.2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3.7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2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cm 15.5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7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5cm 15.5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2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cm 15.5cm)" draw:kind="arc" draw:start-angle="228.8" draw:end-angle="129.47">
            <text:p/>
          </draw:ellipse>
        </draw:g>
        <draw:line draw:style-name="gr4" draw:text-style-name="P1" draw:layer="layout" svg:x1="15.25cm" svg:y1="23.25cm" svg:x2="15.25cm" svg:y2="21.75cm">
          <text:p/>
        </draw:line>
        <draw:g>
          <draw:line draw:style-name="gr7" draw:text-style-name="P1" draw:layer="layout" svg:x1="15.75cm" svg:y1="23.25cm" svg:x2="15.75cm" svg:y2="21.75cm">
            <text:p/>
          </draw:line>
          <draw:ellipse draw:style-name="gr8" draw:text-style-name="P4" draw:layer="layout" svg:width="0.75cm" svg:height="1cm" draw:transform="rotate (1.5707963267949) translate (15.25cm 23.003cm)" draw:kind="arc" draw:start-angle="228.8" draw:end-angle="129.47">
            <text:p/>
          </draw:ellipse>
        </draw:g>
        <draw:line draw:style-name="gr2" draw:text-style-name="P1" draw:layer="layout" svg:x1="17.25cm" svg:y1="21.5cm" svg:x2="17.25cm" svg:y2="23.5cm">
          <text:p/>
        </draw:line>
        <draw:g>
          <draw:line draw:style-name="gr7" draw:text-style-name="P1" draw:layer="layout" svg:x1="17.25cm" svg:y1="21.75cm" svg:x2="17.25cm" svg:y2="23.25cm">
            <text:p/>
          </draw:line>
          <draw:ellipse draw:style-name="gr15" draw:text-style-name="P4" draw:layer="layout" svg:width="0.75cm" svg:height="1cm" draw:transform="rotate (-1.5707963267949) translate (17.75cm 21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2.2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372cm" svg:y="21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.128cm 24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869cm" svg:y="21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625cm 24cm)" draw:kind="arc" draw:start-angle="228.8" draw:end-angle="129.47">
            <text:p/>
          </draw:ellipse>
        </draw:g>
        <draw:g>
          <draw:line draw:style-name="gr10" draw:text-style-name="P1" draw:layer="layout" svg:x1="15.75cm" svg:y1="3.75cm" svg:x2="17cm" svg:y2="3.75cm">
            <text:p/>
          </draw:line>
          <draw:frame draw:style-name="gr12" draw:text-style-name="P6" draw:layer="layout" svg:width="1.399cm" svg:height="0.569cm" svg:x="15.601cm" svg:y="3.181cm">
            <draw:text-box>
              <text:p><text:span text:style-name="T4">Energy</text:span></text:p>
            </draw:text-box>
          </draw:frame>
        </draw:g>
        <draw:g>
          <draw:line draw:style-name="gr10" draw:text-style-name="P1" draw:layer="layout" svg:x1="15.75cm" svg:y1="20.75cm" svg:x2="17cm" svg:y2="20.75cm">
            <text:p/>
          </draw:line>
          <draw:frame draw:style-name="gr12" draw:text-style-name="P6" draw:layer="layout" svg:width="1.399cm" svg:height="0.569cm" svg:x="15.601cm" svg:y="20.181cm">
            <draw:text-box>
              <text:p><text:span text:style-name="T4">Energy</text:span></text:p>
            </draw:text-box>
          </draw:frame>
        </draw:g>
        <draw:g>
          <draw:line draw:style-name="gr10" draw:text-style-name="P1" draw:layer="layout" svg:x1="14.25cm" svg:y1="20.75cm" svg:x2="15.5cm" svg:y2="20.75cm">
            <text:p/>
          </draw:line>
          <draw:frame draw:style-name="gr12" draw:text-style-name="P6" draw:layer="layout" svg:width="1.399cm" svg:height="0.569cm" svg:x="14.101cm" svg:y="20.181cm">
            <draw:text-box>
              <text:p><text:span text:style-name="T4">Energy</text:span></text:p>
            </draw:text-box>
          </draw:frame>
        </draw:g>
      </draw:page>
      <draw:page draw:name="page12" draw:style-name="dp1" draw:master-page-name="Default">
        <draw:line draw:style-name="gr2" draw:text-style-name="P1" draw:layer="layout" svg:x1="3.875cm" svg:y1="5.25cm" svg:x2="6.25cm" svg:y2="5.25cm">
          <text:p/>
        </draw:line>
        <draw:line draw:style-name="gr2" draw:text-style-name="P1" draw:layer="layout" svg:x1="3.875cm" svg:y1="7.25cm" svg:x2="6.2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7cm" svg:x2="9.5cm" svg:y2="5.5cm">
          <text:p/>
        </draw:line>
        <draw:line draw:style-name="gr4" draw:text-style-name="P1" draw:layer="layout" svg:x1="11.5cm" svg:y1="7cm" svg:x2="11.5cm" svg:y2="5.5cm">
          <text:p/>
        </draw:line>
        <draw:line draw:style-name="gr4" draw:text-style-name="P1" draw:layer="layout" svg:x1="11cm" svg:y1="7cm" svg:x2="11cm" svg:y2="5.5cm">
          <text:p/>
        </draw:line>
        <draw:line draw:style-name="gr4" draw:text-style-name="P1" draw:layer="layout" svg:x1="10.5cm" svg:y1="7cm" svg:x2="10.5cm" svg:y2="5.5cm">
          <text:p/>
        </draw:line>
        <draw:line draw:style-name="gr4" draw:text-style-name="P1" draw:layer="layout" svg:x1="10cm" svg:y1="7cm" svg:x2="10cm" svg:y2="5.5cm">
          <text:p/>
        </draw:line>
        <draw:line draw:style-name="gr4" draw:text-style-name="P1" draw:layer="layout" svg:x1="12cm" svg:y1="7cm" svg:x2="12cm" svg:y2="5.5cm">
          <text:p/>
        </draw:line>
        <draw:ellipse draw:style-name="gr8" draw:text-style-name="P4" draw:layer="layout" svg:width="0.75cm" svg:height="1cm" svg:x="9.378cm" svg:y="4.75cm" draw:kind="arc" draw:start-angle="228.8" draw:end-angle="129.47">
          <text:p/>
        </draw:ellipse>
        <draw:ellipse draw:style-name="gr8" draw:text-style-name="P4" draw:layer="layout" svg:width="0.75cm" svg:height="1cm" svg:x="10.375cm" svg:y="4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131cm 7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131cm 7.75cm)" draw:kind="arc" draw:start-angle="228.8" draw:end-angle="129.47">
          <text:p/>
        </draw:ellipse>
        <draw:g>
          <draw:ellipse draw:style-name="gr8" draw:text-style-name="P4" draw:layer="layout" svg:width="0.75cm" svg:height="1cm" svg:x="11.375cm" svg:y="4.7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2.128cm 7.75cm)" draw:kind="arc" draw:start-angle="228.8" draw:end-angle="129.47">
            <text:p/>
          </draw:ellipse>
        </draw:g>
        <draw:g>
          <draw:line draw:style-name="gr7" draw:text-style-name="P1" draw:layer="layout" svg:x1="13.5cm" svg:y1="5.5cm" svg:x2="13.5cm" svg:y2="7cm">
            <text:p/>
          </draw:line>
          <draw:ellipse draw:style-name="gr8" draw:text-style-name="P4" draw:layer="layout" svg:width="0.75cm" svg:height="1cm" draw:transform="rotate (-1.5707963267949) translate (14cm 5.747cm)" draw:kind="arc" draw:start-angle="228.8" draw:end-angle="129.47">
            <text:p/>
          </draw:ellipse>
        </draw:g>
        <draw:line draw:style-name="gr2" draw:text-style-name="P1" draw:layer="layout" svg:x1="13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3cm" svg:x2="9cm" svg:y2="3.5cm">
          <text:p/>
        </draw:line>
        <draw:g>
          <draw:line draw:style-name="gr7" draw:text-style-name="P1" draw:layer="layout" svg:x1="9cm" svg:y1="7cm" svg:x2="9cm" svg:y2="5.5cm">
            <text:p/>
          </draw:line>
          <draw:ellipse draw:style-name="gr8" draw:text-style-name="P4" draw:layer="layout" svg:width="0.75cm" svg:height="1cm" draw:transform="rotate (1.5707963267949) translate (8.5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3.5cm" svg:y1="3cm" svg:x2="13.5cm" svg:y2="3.5cm">
          <text:p/>
        </draw:line>
        <draw:line draw:style-name="gr2" draw:text-style-name="P1" draw:layer="layout" svg:x1="9cm" svg:y1="3.5cm" svg:x2="13.5cm" svg:y2="3.5cm">
          <text:p/>
        </draw:line>
        <draw:line draw:style-name="gr18" draw:text-style-name="P1" draw:layer="layout" svg:x1="9cm" svg:y1="3cm" svg:x2="13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9" draw:text-style-name="P1" draw:layer="layout" svg:x1="9cm" svg:y1="8cm" svg:x2="7.75cm" svg:y2="8cm">
            <text:p/>
          </draw:line>
          <draw:frame draw:style-name="gr19" draw:text-style-name="P2" draw:layer="layout" svg:width="1.455cm" svg:height="0.569cm" svg:x="7.75cm" svg:y="8.05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3.545cm" svg:y1="8cm" svg:x2="12.295cm" svg:y2="8cm">
            <text:p/>
          </draw:line>
          <draw:frame draw:style-name="gr19" draw:text-style-name="P2" draw:layer="layout" svg:width="1.455cm" svg:height="0.569cm" svg:x="12.295cm" svg:y="8.056cm">
            <draw:text-box>
              <text:p><text:span text:style-name="T1">Wave 1</text:span></text:p>
            </draw:text-box>
          </draw:frame>
        </draw:g>
        <draw:g>
          <draw:ellipse draw:style-name="gr8" draw:text-style-name="P4" draw:layer="layout" svg:width="0.75cm" svg:height="1cm" svg:x="12.375cm" svg:y="4.7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3.128cm 7.75cm)" draw:kind="arc" draw:start-angle="228.8" draw:end-angle="129.47">
            <text:p/>
          </draw:ellipse>
        </draw:g>
        <draw:line draw:style-name="gr4" draw:text-style-name="P1" draw:layer="layout" svg:x1="12.5cm" svg:y1="7cm" svg:x2="12.5cm" svg:y2="5.5cm">
          <text:p/>
        </draw:line>
        <draw:line draw:style-name="gr4" draw:text-style-name="P1" draw:layer="layout" svg:x1="13cm" svg:y1="7cm" svg:x2="13cm" svg:y2="5.5cm">
          <text:p/>
        </draw:line>
        <draw:g>
          <draw:line draw:style-name="gr10" draw:text-style-name="P1" draw:layer="layout" svg:x1="9cm" svg:y1="4.5cm" svg:x2="10.25cm" svg:y2="4.5cm">
            <text:p/>
          </draw:line>
          <draw:frame draw:style-name="gr12" draw:text-style-name="P6" draw:layer="layout" svg:width="1.399cm" svg:height="0.569cm" svg:x="8.851cm" svg:y="3.931cm">
            <draw:text-box>
              <text:p><text:span text:style-name="T4">Energy</text:span></text:p>
            </draw:text-box>
          </draw:frame>
        </draw:g>
        <draw:g>
          <draw:line draw:style-name="gr10" draw:text-style-name="P1" draw:layer="layout" svg:x1="13.5cm" svg:y1="4.5cm" svg:x2="14.75cm" svg:y2="4.5cm">
            <text:p/>
          </draw:line>
          <draw:frame draw:style-name="gr12" draw:text-style-name="P6" draw:layer="layout" svg:width="1.399cm" svg:height="0.569cm" svg:x="13.351cm" svg:y="3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7.25cm" svg:y1="5.25cm" svg:x2="17.25cm" svg:y2="7.25cm">
          <text:p/>
        </draw:line>
      </draw:page>
      <draw:page draw:name="page13" draw:style-name="dp1" draw:master-page-name="Default">
        <draw:line draw:style-name="gr2" draw:text-style-name="P1" draw:layer="layout" svg:x1="3.885cm" svg:y1="5.259cm" svg:x2="6.26cm" svg:y2="5.259cm">
          <text:p/>
        </draw:line>
        <draw:line draw:style-name="gr2" draw:text-style-name="P1" draw:layer="layout" svg:x1="3.885cm" svg:y1="7.259cm" svg:x2="6.26cm" svg:y2="7.259cm">
          <text:p/>
        </draw:line>
        <draw:line draw:style-name="gr2" draw:text-style-name="P1" draw:layer="layout" svg:x1="6.26cm" svg:y1="3.509cm" svg:x2="6.26cm" svg:y2="9.009cm">
          <text:p/>
        </draw:line>
        <draw:line draw:style-name="gr2" draw:text-style-name="P1" draw:layer="layout" svg:x1="6.26cm" svg:y1="5.259cm" svg:x2="17.26cm" svg:y2="5.259cm">
          <text:p/>
        </draw:line>
        <draw:line draw:style-name="gr2" draw:text-style-name="P1" draw:layer="layout" svg:x1="6.26cm" svg:y1="7.259cm" svg:x2="17.26cm" svg:y2="7.259cm">
          <text:p/>
        </draw:line>
        <draw:line draw:style-name="gr4" draw:text-style-name="P1" draw:layer="layout" svg:x1="6.01cm" svg:y1="5.509cm" svg:x2="6.01cm" svg:y2="7.009cm">
          <text:p/>
        </draw:line>
        <draw:line draw:style-name="gr4" draw:text-style-name="P1" draw:layer="layout" svg:x1="5.51cm" svg:y1="5.509cm" svg:x2="5.51cm" svg:y2="7.009cm">
          <text:p/>
        </draw:line>
        <draw:line draw:style-name="gr4" draw:text-style-name="P1" draw:layer="layout" svg:x1="5.01cm" svg:y1="5.509cm" svg:x2="5.01cm" svg:y2="7.009cm">
          <text:p/>
        </draw:line>
        <draw:line draw:style-name="gr4" draw:text-style-name="P1" draw:layer="layout" svg:x1="4.51cm" svg:y1="5.509cm" svg:x2="4.51cm" svg:y2="7.009cm">
          <text:p/>
        </draw:line>
        <draw:line draw:style-name="gr4" draw:text-style-name="P1" draw:layer="layout" svg:x1="4.01cm" svg:y1="5.509cm" svg:x2="4.01cm" svg:y2="7.009cm">
          <text:p/>
        </draw:line>
        <draw:frame draw:style-name="gr6" draw:text-style-name="P3" draw:layer="layout" svg:width="0.786cm" svg:height="0.725cm" svg:x="3.135cm" svg:y="5.784cm">
          <draw:text-box>
            <text:p text:style-name="P14"><text:span text:style-name="T2">E</text:span></text:p>
          </draw:text-box>
        </draw:frame>
        <draw:frame draw:style-name="gr5" draw:text-style-name="P2" draw:layer="layout" svg:width="2.75cm" svg:height="1.205cm" svg:x="3.51cm" svg:y="4.009cm">
          <draw:text-box>
            <text:p text:style-name="P15"><text:span text:style-name="T1">Voltage source</text:span></text:p>
            <text:p text:style-name="P15"><text:span text:style-name="T1">(const. E, var. B)</text:span></text:p>
          </draw:text-box>
        </draw:frame>
        <draw:line draw:style-name="gr4" draw:text-style-name="P1" draw:layer="layout" svg:x1="9.51cm" svg:y1="5.509cm" svg:x2="9.51cm" svg:y2="7.009cm">
          <text:p/>
        </draw:line>
        <draw:line draw:style-name="gr4" draw:text-style-name="P1" draw:layer="layout" svg:x1="11.51cm" svg:y1="5.509cm" svg:x2="11.51cm" svg:y2="7.009cm">
          <text:p/>
        </draw:line>
        <draw:line draw:style-name="gr4" draw:text-style-name="P1" draw:layer="layout" svg:x1="11.01cm" svg:y1="5.509cm" svg:x2="11.01cm" svg:y2="7.009cm">
          <text:p/>
        </draw:line>
        <draw:line draw:style-name="gr4" draw:text-style-name="P1" draw:layer="layout" svg:x1="10.51cm" svg:y1="5.509cm" svg:x2="10.51cm" svg:y2="7.009cm">
          <text:p/>
        </draw:line>
        <draw:line draw:style-name="gr4" draw:text-style-name="P1" draw:layer="layout" svg:x1="10.01cm" svg:y1="5.509cm" svg:x2="10.01cm" svg:y2="7.009cm">
          <text:p/>
        </draw:line>
        <draw:line draw:style-name="gr2" draw:text-style-name="P1" draw:layer="layout" svg:x1="11.51cm" svg:y1="3.009cm" svg:x2="17.26cm" svg:y2="3.009cm">
          <text:p/>
        </draw:line>
        <draw:line draw:style-name="gr2" draw:text-style-name="P1" draw:layer="layout" svg:x1="3.885cm" svg:y1="2.509cm" svg:x2="11.51cm" svg:y2="2.509cm">
          <text:p/>
        </draw:line>
        <draw:frame draw:style-name="gr6" draw:text-style-name="P13" draw:layer="layout" svg:width="0.786cm" svg:height="0.725cm" svg:x="2.849cm" svg:y="2.409cm">
          <draw:text-box>
            <text:p text:style-name="P14"><text:span text:style-name="T8">V</text:span></text:p>
          </draw:text-box>
        </draw:frame>
        <draw:line draw:style-name="gr18" draw:text-style-name="P1" draw:layer="layout" svg:x1="3.885cm" svg:y1="3.009cm" svg:x2="11.51cm" svg:y2="3.009cm">
          <text:p/>
        </draw:line>
        <draw:g>
          <draw:line draw:style-name="gr3" draw:text-style-name="P1" draw:layer="layout" svg:x1="11.385cm" svg:y1="5.134cm" svg:x2="11.635cm" svg:y2="5.384cm">
            <text:p/>
          </draw:line>
          <draw:line draw:style-name="gr3" draw:text-style-name="P1" draw:layer="layout" svg:x1="11.635cm" svg:y1="5.134cm" svg:x2="11.385cm" svg:y2="5.384cm">
            <text:p/>
          </draw:line>
        </draw:g>
        <draw:line draw:style-name="gr2" draw:text-style-name="P1" draw:layer="layout" svg:x1="11.51cm" svg:y1="2.509cm" svg:x2="11.51cm" svg:y2="3.009cm">
          <text:p/>
        </draw:line>
        <draw:line draw:style-name="gr4" draw:text-style-name="P1" draw:layer="layout" svg:x1="7.01cm" svg:y1="5.509cm" svg:x2="7.01cm" svg:y2="7.009cm">
          <text:p/>
        </draw:line>
        <draw:line draw:style-name="gr4" draw:text-style-name="P1" draw:layer="layout" svg:x1="9.01cm" svg:y1="5.509cm" svg:x2="9.01cm" svg:y2="7.009cm">
          <text:p/>
        </draw:line>
        <draw:line draw:style-name="gr4" draw:text-style-name="P1" draw:layer="layout" svg:x1="8.51cm" svg:y1="5.509cm" svg:x2="8.51cm" svg:y2="7.009cm">
          <text:p/>
        </draw:line>
        <draw:line draw:style-name="gr4" draw:text-style-name="P1" draw:layer="layout" svg:x1="8.01cm" svg:y1="5.509cm" svg:x2="8.01cm" svg:y2="7.009cm">
          <text:p/>
        </draw:line>
        <draw:line draw:style-name="gr4" draw:text-style-name="P1" draw:layer="layout" svg:x1="7.51cm" svg:y1="5.509cm" svg:x2="7.51cm" svg:y2="7.009cm">
          <text:p/>
        </draw:line>
        <draw:line draw:style-name="gr4" draw:text-style-name="P1" draw:layer="layout" svg:x1="6.51cm" svg:y1="5.509cm" svg:x2="6.51cm" svg:y2="7.009cm">
          <text:p/>
        </draw:line>
        <draw:line draw:style-name="gr4" draw:text-style-name="P1" draw:layer="layout" svg:x1="5.76cm" svg:y1="5.509cm" svg:x2="5.76cm" svg:y2="7.009cm">
          <text:p/>
        </draw:line>
        <draw:line draw:style-name="gr4" draw:text-style-name="P1" draw:layer="layout" svg:x1="5.26cm" svg:y1="5.509cm" svg:x2="5.26cm" svg:y2="7.009cm">
          <text:p/>
        </draw:line>
        <draw:line draw:style-name="gr4" draw:text-style-name="P1" draw:layer="layout" svg:x1="4.76cm" svg:y1="5.509cm" svg:x2="4.76cm" svg:y2="7.009cm">
          <text:p/>
        </draw:line>
        <draw:line draw:style-name="gr4" draw:text-style-name="P1" draw:layer="layout" svg:x1="4.26cm" svg:y1="5.509cm" svg:x2="4.26cm" svg:y2="7.009cm">
          <text:p/>
        </draw:line>
        <draw:line draw:style-name="gr4" draw:text-style-name="P1" draw:layer="layout" svg:x1="9.26cm" svg:y1="5.509cm" svg:x2="9.26cm" svg:y2="7.009cm">
          <text:p/>
        </draw:line>
        <draw:line draw:style-name="gr4" draw:text-style-name="P1" draw:layer="layout" svg:x1="11.26cm" svg:y1="5.509cm" svg:x2="11.26cm" svg:y2="7.009cm">
          <text:p/>
        </draw:line>
        <draw:line draw:style-name="gr4" draw:text-style-name="P1" draw:layer="layout" svg:x1="10.76cm" svg:y1="5.509cm" svg:x2="10.76cm" svg:y2="7.009cm">
          <text:p/>
        </draw:line>
        <draw:line draw:style-name="gr4" draw:text-style-name="P1" draw:layer="layout" svg:x1="10.26cm" svg:y1="5.509cm" svg:x2="10.26cm" svg:y2="7.009cm">
          <text:p/>
        </draw:line>
        <draw:line draw:style-name="gr4" draw:text-style-name="P1" draw:layer="layout" svg:x1="9.76cm" svg:y1="5.509cm" svg:x2="9.76cm" svg:y2="7.009cm">
          <text:p/>
        </draw:line>
        <draw:line draw:style-name="gr4" draw:text-style-name="P1" draw:layer="layout" svg:x1="6.76cm" svg:y1="5.509cm" svg:x2="6.76cm" svg:y2="7.009cm">
          <text:p/>
        </draw:line>
        <draw:line draw:style-name="gr4" draw:text-style-name="P1" draw:layer="layout" svg:x1="8.76cm" svg:y1="5.509cm" svg:x2="8.76cm" svg:y2="7.009cm">
          <text:p/>
        </draw:line>
        <draw:line draw:style-name="gr4" draw:text-style-name="P1" draw:layer="layout" svg:x1="8.26cm" svg:y1="5.509cm" svg:x2="8.26cm" svg:y2="7.009cm">
          <text:p/>
        </draw:line>
        <draw:line draw:style-name="gr4" draw:text-style-name="P1" draw:layer="layout" svg:x1="7.76cm" svg:y1="5.509cm" svg:x2="7.76cm" svg:y2="7.009cm">
          <text:p/>
        </draw:line>
        <draw:line draw:style-name="gr4" draw:text-style-name="P1" draw:layer="layout" svg:x1="7.26cm" svg:y1="5.509cm" svg:x2="7.26cm" svg:y2="7.009cm">
          <text:p/>
        </draw:line>
        <draw:line draw:style-name="gr2" draw:text-style-name="P1" draw:layer="layout" svg:x1="3.885cm" svg:y1="13.759cm" svg:x2="6.26cm" svg:y2="13.759cm">
          <text:p/>
        </draw:line>
        <draw:line draw:style-name="gr2" draw:text-style-name="P1" draw:layer="layout" svg:x1="3.885cm" svg:y1="15.759cm" svg:x2="6.26cm" svg:y2="15.759cm">
          <text:p/>
        </draw:line>
        <draw:line draw:style-name="gr2" draw:text-style-name="P1" draw:layer="layout" svg:x1="6.26cm" svg:y1="12.009cm" svg:x2="6.26cm" svg:y2="17.509cm">
          <text:p/>
        </draw:line>
        <draw:line draw:style-name="gr2" draw:text-style-name="P1" draw:layer="layout" svg:x1="6.26cm" svg:y1="13.759cm" svg:x2="17.26cm" svg:y2="13.759cm">
          <text:p/>
        </draw:line>
        <draw:line draw:style-name="gr2" draw:text-style-name="P1" draw:layer="layout" svg:x1="6.26cm" svg:y1="15.759cm" svg:x2="17.26cm" svg:y2="15.759cm">
          <text:p/>
        </draw:line>
        <draw:line draw:style-name="gr4" draw:text-style-name="P1" draw:layer="layout" svg:x1="6cm" svg:y1="14cm" svg:x2="6cm" svg:y2="15.5cm">
          <text:p/>
        </draw:line>
        <draw:line draw:style-name="gr4" draw:text-style-name="P1" draw:layer="layout" svg:x1="5.5cm" svg:y1="14cm" svg:x2="5.5cm" svg:y2="15.5cm">
          <text:p/>
        </draw:line>
        <draw:line draw:style-name="gr4" draw:text-style-name="P1" draw:layer="layout" svg:x1="5cm" svg:y1="14cm" svg:x2="5cm" svg:y2="15.5cm">
          <text:p/>
        </draw:line>
        <draw:line draw:style-name="gr4" draw:text-style-name="P1" draw:layer="layout" svg:x1="4.5cm" svg:y1="14cm" svg:x2="4.5cm" svg:y2="15.5cm">
          <text:p/>
        </draw:line>
        <draw:line draw:style-name="gr4" draw:text-style-name="P1" draw:layer="layout" svg:x1="4cm" svg:y1="14cm" svg:x2="4cm" svg:y2="15.5cm">
          <text:p/>
        </draw:line>
        <draw:frame draw:style-name="gr6" draw:text-style-name="P3" draw:layer="layout" svg:width="0.786cm" svg:height="0.725cm" svg:x="3.135cm" svg:y="14.284cm">
          <draw:text-box>
            <text:p text:style-name="P14"><text:span text:style-name="T2">E</text:span></text:p>
          </draw:text-box>
        </draw:frame>
        <draw:frame draw:style-name="gr5" draw:text-style-name="P2" draw:layer="layout" svg:width="2.75cm" svg:height="1.205cm" svg:x="3.51cm" svg:y="12.509cm">
          <draw:text-box>
            <text:p text:style-name="P15"><text:span text:style-name="T1">Voltage source</text:span></text:p>
            <text:p text:style-name="P15"><text:span text:style-name="T1">(const. E, var. B)</text:span></text:p>
          </draw:text-box>
        </draw:frame>
        <draw:line draw:style-name="gr4" draw:text-style-name="P1" draw:layer="layout" svg:x1="11.25cm" svg:y1="14cm" svg:x2="11.25cm" svg:y2="15.5cm">
          <text:p/>
        </draw:line>
        <draw:line draw:style-name="gr4" draw:text-style-name="P1" draw:layer="layout" svg:x1="10.75cm" svg:y1="14cm" svg:x2="10.75cm" svg:y2="15.5cm">
          <text:p/>
        </draw:line>
        <draw:line draw:style-name="gr4" draw:text-style-name="P1" draw:layer="layout" svg:x1="10.25cm" svg:y1="14cm" svg:x2="10.25cm" svg:y2="15.5cm">
          <text:p/>
        </draw:line>
        <draw:line draw:style-name="gr4" draw:text-style-name="P1" draw:layer="layout" svg:x1="9.75cm" svg:y1="14cm" svg:x2="9.75cm" svg:y2="15.5cm">
          <text:p/>
        </draw:line>
        <draw:line draw:style-name="gr2" draw:text-style-name="P1" draw:layer="layout" svg:x1="13.75cm" svg:y1="11.5cm" svg:x2="17.26cm" svg:y2="11.509cm">
          <text:p/>
        </draw:line>
        <draw:line draw:style-name="gr2" draw:text-style-name="P1" draw:layer="layout" svg:x1="3.885cm" svg:y1="11.009cm" svg:x2="9.25cm" svg:y2="11cm">
          <text:p/>
        </draw:line>
        <draw:frame draw:style-name="gr6" draw:text-style-name="P13" draw:layer="layout" svg:width="0.786cm" svg:height="0.725cm" svg:x="2.849cm" svg:y="10.909cm">
          <draw:text-box>
            <text:p text:style-name="P14"><text:span text:style-name="T8">V</text:span></text:p>
          </draw:text-box>
        </draw:frame>
        <draw:line draw:style-name="gr18" draw:text-style-name="P1" draw:layer="layout" svg:x1="3.885cm" svg:y1="11.509cm" svg:x2="13.75cm" svg:y2="11.5cm">
          <text:p/>
        </draw:line>
        <draw:line draw:style-name="gr2" draw:text-style-name="P1" draw:layer="layout" svg:x1="13.75cm" svg:y1="11.25cm" svg:x2="13.75cm" svg:y2="11.5cm">
          <text:p/>
        </draw:line>
        <draw:line draw:style-name="gr4" draw:text-style-name="P1" draw:layer="layout" svg:x1="7cm" svg:y1="14cm" svg:x2="7cm" svg:y2="15.5cm">
          <text:p/>
        </draw:line>
        <draw:line draw:style-name="gr4" draw:text-style-name="P1" draw:layer="layout" svg:x1="9cm" svg:y1="14cm" svg:x2="9cm" svg:y2="15.5cm">
          <text:p/>
        </draw:line>
        <draw:line draw:style-name="gr4" draw:text-style-name="P1" draw:layer="layout" svg:x1="8.5cm" svg:y1="14cm" svg:x2="8.5cm" svg:y2="15.5cm">
          <text:p/>
        </draw:line>
        <draw:line draw:style-name="gr4" draw:text-style-name="P1" draw:layer="layout" svg:x1="8cm" svg:y1="14cm" svg:x2="8cm" svg:y2="15.5cm">
          <text:p/>
        </draw:line>
        <draw:line draw:style-name="gr4" draw:text-style-name="P1" draw:layer="layout" svg:x1="7.5cm" svg:y1="14cm" svg:x2="7.5cm" svg:y2="15.5cm">
          <text:p/>
        </draw:line>
        <draw:line draw:style-name="gr4" draw:text-style-name="P1" draw:layer="layout" svg:x1="6.5cm" svg:y1="14cm" svg:x2="6.5cm" svg:y2="15.5cm">
          <text:p/>
        </draw:line>
        <draw:line draw:style-name="gr4" draw:text-style-name="P1" draw:layer="layout" svg:x1="5.75cm" svg:y1="14cm" svg:x2="5.75cm" svg:y2="15.5cm">
          <text:p/>
        </draw:line>
        <draw:line draw:style-name="gr4" draw:text-style-name="P1" draw:layer="layout" svg:x1="5.25cm" svg:y1="14cm" svg:x2="5.25cm" svg:y2="15.5cm">
          <text:p/>
        </draw:line>
        <draw:line draw:style-name="gr4" draw:text-style-name="P1" draw:layer="layout" svg:x1="4.75cm" svg:y1="14cm" svg:x2="4.75cm" svg:y2="15.5cm">
          <text:p/>
        </draw:line>
        <draw:line draw:style-name="gr4" draw:text-style-name="P1" draw:layer="layout" svg:x1="4.25cm" svg:y1="14cm" svg:x2="4.25cm" svg:y2="15.5cm">
          <text:p/>
        </draw:line>
        <draw:line draw:style-name="gr4" draw:text-style-name="P1" draw:layer="layout" svg:x1="13.25cm" svg:y1="14cm" svg:x2="13.25cm" svg:y2="15.5cm">
          <text:p/>
        </draw:line>
        <draw:line draw:style-name="gr4" draw:text-style-name="P1" draw:layer="layout" svg:x1="12.75cm" svg:y1="14cm" svg:x2="12.75cm" svg:y2="15.5cm">
          <text:p/>
        </draw:line>
        <draw:line draw:style-name="gr4" draw:text-style-name="P1" draw:layer="layout" svg:x1="12.25cm" svg:y1="14cm" svg:x2="12.25cm" svg:y2="15.5cm">
          <text:p/>
        </draw:line>
        <draw:line draw:style-name="gr4" draw:text-style-name="P1" draw:layer="layout" svg:x1="11.75cm" svg:y1="14cm" svg:x2="11.75cm" svg:y2="15.5cm">
          <text:p/>
        </draw:line>
        <draw:line draw:style-name="gr4" draw:text-style-name="P1" draw:layer="layout" svg:x1="6.75cm" svg:y1="14cm" svg:x2="6.75cm" svg:y2="15.5cm">
          <text:p/>
        </draw:line>
        <draw:line draw:style-name="gr4" draw:text-style-name="P1" draw:layer="layout" svg:x1="8.75cm" svg:y1="14cm" svg:x2="8.75cm" svg:y2="15.5cm">
          <text:p/>
        </draw:line>
        <draw:line draw:style-name="gr4" draw:text-style-name="P1" draw:layer="layout" svg:x1="8.25cm" svg:y1="14cm" svg:x2="8.25cm" svg:y2="15.5cm">
          <text:p/>
        </draw:line>
        <draw:line draw:style-name="gr4" draw:text-style-name="P1" draw:layer="layout" svg:x1="7.75cm" svg:y1="14cm" svg:x2="7.75cm" svg:y2="15.5cm">
          <text:p/>
        </draw:line>
        <draw:line draw:style-name="gr4" draw:text-style-name="P1" draw:layer="layout" svg:x1="7.25cm" svg:y1="14cm" svg:x2="7.25cm" svg:y2="15.5cm">
          <text:p/>
        </draw:line>
        <draw:ellipse draw:style-name="gr8" draw:text-style-name="P4" draw:layer="layout" svg:width="0.75cm" svg:height="1cm" svg:x="10.622cm" svg:y="13.25cm" draw:kind="arc" draw:start-angle="228.8" draw:end-angle="129.47">
          <text:p/>
        </draw:ellipse>
        <draw:ellipse draw:style-name="gr8" draw:text-style-name="P4" draw:layer="layout" svg:width="0.75cm" svg:height="1cm" svg:x="11.622cm" svg:y="13.25cm" draw:kind="arc" draw:start-angle="228.8" draw:end-angle="129.47">
          <text:p/>
        </draw:ellipse>
        <draw:ellipse draw:style-name="gr8" draw:text-style-name="P4" draw:layer="layout" svg:width="0.75cm" svg:height="1cm" svg:x="12.622cm" svg:y="13.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378cm 16.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375cm 16.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378cm 16.25cm)" draw:kind="arc" draw:start-angle="228.8" draw:end-angle="129.47">
          <text:p/>
        </draw:ellipse>
        <draw:g>
          <draw:line draw:style-name="gr9" draw:text-style-name="P1" draw:layer="layout" svg:x1="9.25cm" svg:y1="16.5cm" svg:x2="8cm" svg:y2="16.5cm">
            <text:p/>
          </draw:line>
          <draw:frame draw:style-name="gr19" draw:text-style-name="P2" draw:layer="layout" svg:width="1.455cm" svg:height="0.569cm" svg:x="8cm" svg:y="16.556cm">
            <draw:text-box>
              <text:p><text:span text:style-name="T1">Wave 0</text:span></text:p>
            </draw:text-box>
          </draw:frame>
        </draw:g>
        <draw:ellipse draw:style-name="gr8" draw:text-style-name="P4" draw:layer="layout" svg:width="0.75cm" svg:height="1cm" svg:x="9.625cm" svg:y="13.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378cm 16.25cm)" draw:kind="arc" draw:start-angle="228.8" draw:end-angle="129.47">
          <text:p/>
        </draw:ellipse>
        <draw:g>
          <draw:line draw:style-name="gr9" draw:text-style-name="P1" draw:layer="layout" svg:x1="13.762cm" svg:y1="16.5cm" svg:x2="15.012cm" svg:y2="16.5cm">
            <text:p/>
          </draw:line>
          <draw:frame draw:style-name="gr19" draw:text-style-name="P2" draw:layer="layout" svg:width="1.455cm" svg:height="0.569cm" svg:x="13.625cm" svg:y="16.5cm">
            <draw:text-box>
              <text:p><text:span text:style-name="T1">Wave 1</text:span></text:p>
            </draw:text-box>
          </draw:frame>
        </draw:g>
        <draw:g>
          <draw:line draw:style-name="gr10" draw:text-style-name="P1" draw:layer="layout" svg:x1="13.75cm" svg:y1="13cm" svg:x2="15cm" svg:y2="13cm">
            <text:p/>
          </draw:line>
          <draw:frame draw:style-name="gr12" draw:text-style-name="P6" draw:layer="layout" svg:width="1.399cm" svg:height="0.569cm" svg:x="13.601cm" svg:y="12.431cm">
            <draw:text-box>
              <text:p><text:span text:style-name="T4">Energy</text:span></text:p>
            </draw:text-box>
          </draw:frame>
        </draw:g>
        <draw:g>
          <draw:line draw:style-name="gr10" draw:text-style-name="P1" draw:layer="layout" svg:x1="9.26cm" svg:y1="13cm" svg:x2="10.51cm" svg:y2="13cm">
            <text:p/>
          </draw:line>
          <draw:frame draw:style-name="gr12" draw:text-style-name="P6" draw:layer="layout" svg:width="1.399cm" svg:height="0.569cm" svg:x="9.111cm" svg:y="12.4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9.25cm" svg:y1="11cm" svg:x2="9.25cm" svg:y2="11.25cm">
          <text:p/>
        </draw:line>
        <draw:line draw:style-name="gr2" draw:text-style-name="P1" draw:layer="layout" svg:x1="9.25cm" svg:y1="11.25cm" svg:x2="13.75cm" svg:y2="11.25cm">
          <text:p/>
        </draw:line>
        <draw:g>
          <draw:line draw:style-name="gr7" draw:text-style-name="P1" draw:layer="layout" svg:x1="13.75cm" svg:y1="14cm" svg:x2="13.75cm" svg:y2="15.5cm">
            <text:p/>
          </draw:line>
          <draw:ellipse draw:style-name="gr8" draw:text-style-name="P4" draw:layer="layout" svg:width="0.75cm" svg:height="1cm" draw:transform="rotate (-1.5707963267949) translate (14.25cm 14.247cm)" draw:kind="arc" draw:start-angle="228.8" draw:end-angle="129.47">
            <text:p/>
          </draw:ellipse>
        </draw:g>
        <draw:g>
          <draw:line draw:style-name="gr7" draw:text-style-name="P1" draw:layer="layout" svg:x1="9.25cm" svg:y1="15.5cm" svg:x2="9.25cm" svg:y2="14cm">
            <text:p/>
          </draw:line>
          <draw:ellipse draw:style-name="gr8" draw:text-style-name="P4" draw:layer="layout" svg:width="0.75cm" svg:height="1cm" draw:transform="rotate (1.5707963267949) translate (8.75cm 15.253cm)" draw:kind="arc" draw:start-angle="228.8" draw:end-angle="129.47">
            <text:p/>
          </draw:ellips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3-06-22T23:00:07.382289985</dc:date>
    <meta:editing-duration>PT3H51M34S</meta:editing-duration>
    <meta:editing-cycles>100</meta:editing-cycles>
    <meta:generator>LibreOffice/7.3.7.2$Linux_X86_64 LibreOffice_project/30$Build-2</meta:generator>
    <meta:document-statistic meta:object-count="2218"/>
  </office:meta>
</office:document-meta>
</file>